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6B000000358834D150.png" manifest:media-type="image/png"/>
  <manifest:file-entry manifest:full-path="Pictures/10000000000003200000025800EFCC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cm"/>
    </style:style>
    <style:style style:name="gr3" style:family="graphic" style:parent-style-name="standard">
      <style:graphic-properties draw:stroke="none" draw:fill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061cm" fo:padding-top="0.2cm" fo:padding-bottom="0.2cm" fo:padding-left="0.4cm" fo:padding-right="0.4cm" fo:wrap-option="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281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32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6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9.037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817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233cm" fo:padding-top="0.2cm" fo:padding-bottom="0.2cm" fo:padding-left="0.4cm" fo:padding-right="0.4cm" fo:wrap-option="wrap" draw:shadow="hidden"/>
    </style:style>
    <style:style style:name="gr1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501cm" fo:padding-top="0.2cm" fo:padding-bottom="0.2cm" fo:padding-left="0.4cm" fo:padding-right="0.4cm" fo:wrap-option="wrap" draw:shadow="hidden"/>
    </style:style>
    <style:style style:name="gr1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0.599cm" fo:padding-top="0.2cm" fo:padding-bottom="0.2cm" fo:padding-left="0.4cm" fo:padding-right="0.4cm" fo:wrap-option="wrap" draw:shadow="hidden"/>
    </style:style>
    <style:style style:name="gr1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525cm" fo:padding-top="0.2cm" fo:padding-bottom="0.2cm" fo:padding-left="0.4cm" fo:padding-right="0.4cm" fo:wrap-option="wrap" draw:shadow="hidden"/>
    </style:style>
    <style:style style:name="gr1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6.769cm" fo:padding-top="0.2cm" fo:padding-bottom="0.2cm" fo:padding-left="0.4cm" fo:padding-right="0.4cm" fo:wrap-option="wrap" draw:shadow="hidden"/>
    </style:style>
    <style:style style:name="gr1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9.793cm" fo:padding-top="0.2cm" fo:padding-bottom="0.2cm" fo:padding-left="0.4cm" fo:padding-right="0.4cm" fo:wrap-option="wrap" draw:shadow="hidden"/>
    </style:style>
    <style:style style:name="gr1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899cm" fo:padding-top="0.2cm" fo:padding-bottom="0.2cm" fo:padding-left="0.4cm" fo:padding-right="0.4cm" fo:wrap-option="wrap" draw:shadow="hidden"/>
    </style:style>
    <style:style style:name="gr2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0.246cm" fo:padding-top="0.2cm" fo:padding-bottom="0.2cm" fo:padding-left="0.4cm" fo:padding-right="0.4cm" fo:wrap-option="wrap" draw:shadow="hidden"/>
    </style:style>
    <style:style style:name="gr2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745cm" fo:padding-top="0.2cm" fo:padding-bottom="0.2cm" fo:padding-left="0.4cm" fo:padding-right="0.4cm" fo:wrap-option="wrap" draw:shadow="hidden"/>
    </style:style>
    <style:style style:name="gr2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.295cm" fo:padding-top="0.2cm" fo:padding-bottom="0.2cm" fo:padding-left="0.4cm" fo:padding-right="0.4cm" fo:wrap-option="wrap" draw:shadow="hidden"/>
    </style:style>
    <style:style style:name="gr2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989cm" fo:padding-top="0.2cm" fo:padding-bottom="0.2cm" fo:padding-left="0.4cm" fo:padding-right="0.4cm" fo:wrap-option="wrap" draw:shadow="hidden"/>
    </style:style>
    <style:style style:name="gr2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0.1cm" fo:padding-top="0.2cm" fo:padding-bottom="0.2cm" fo:padding-left="0.4cm" fo:padding-right="0.4cm" fo:wrap-option="wrap" draw:shadow="hidden"/>
    </style:style>
    <style:style style:name="gr2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1.549cm" fo:padding-top="0.2cm" fo:padding-bottom="0.2cm" fo:padding-left="0.4cm" fo:padding-right="0.4cm" fo:wrap-option="wrap" draw:shadow="hidden"/>
    </style:style>
    <style:style style:name="gr2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257cm" fo:padding-top="0.2cm" fo:padding-bottom="0.2cm" fo:padding-left="0.4cm" fo:padding-right="0.4cm" fo:wrap-option="wrap" draw:shadow="hidden"/>
    </style:style>
    <style:style style:name="pr1" style:family="presentation" style:parent-style-name="По_20_подразбиране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По_20_подразбиране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По_20_подразбиране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По_20_подразбиране-title">
      <style:graphic-properties draw:fill-color="#ffffff" fo:min-height="3.023cm"/>
    </style:style>
    <style:style style:name="pr6" style:family="presentation" style:parent-style-name="По_20_подразбиране-outline1">
      <style:graphic-properties draw:fill-color="#ffffff" fo:min-height="14.825cm"/>
    </style:style>
    <style:style style:name="pr7" style:family="presentation" style:parent-style-name="По_20_подразбиране-notes">
      <style:graphic-properties draw:fill-color="#ffffff" fo:min-height="12.539cm"/>
    </style:style>
    <style:style style:name="pr8" style:family="presentation" style:parent-style-name="По_20_подразбиране-notes">
      <style:graphic-properties draw:fill-color="#ffffff" draw:auto-grow-height="true" fo:min-height="12.789cm"/>
    </style:style>
    <style:style style:name="pr9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r10" style:family="presentation" style:parent-style-name="По_20_подразбиране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4.747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661cm" fo:margin-bottom="0cm" fo:line-height="100%" fo:text-indent="0cm"/>
    </style:style>
    <style:style style:name="P4" style:family="paragraph">
      <style:paragraph-properties text:enable-numbering="false" fo:margin-left="0cm" fo:margin-right="0cm" fo:margin-top="0.661cm" fo:margin-bottom="0cm" fo:line-height="100%" fo:text-indent="0cm" style:writing-mode="lr-tb"/>
      <style:text-properties fo:font-size="24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28pt" fo:text-shadow="1pt 1pt" fo:font-weight="bold" style:font-size-asian="28pt" style:font-weight-asian="bold" style:font-size-complex="28pt" style:font-weight-complex="bold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paragraph-properties fo:margin-left="0cm" fo:margin-right="0cm" fo:line-height="85%" fo:text-indent="0cm"/>
    </style:style>
    <style:style style:name="P10" style:family="paragraph">
      <style:paragraph-properties fo:margin-left="0cm" fo:margin-right="0cm" fo:margin-top="0.26cm" fo:margin-bottom="0cm" fo:line-height="95%" fo:text-indent="0cm" style:punctuation-wrap="simple" style:line-break="normal"/>
    </style:style>
    <style:style style:name="P11" style:family="paragraph">
      <style:paragraph-properties fo:margin-left="0.948cm" fo:margin-right="0cm" fo:margin-top="0.26cm" fo:margin-bottom="0cm" fo:text-indent="-0.948cm" style:writing-mode="lr-tb"/>
      <style:text-properties fo:font-size="28pt" style:font-size-asian="28pt" style:font-size-complex="28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.76cm" fo:margin-bottom="0cm" fo:text-indent="0cm"/>
    </style:style>
    <style:style style:name="P14" style:family="paragraph">
      <style:paragraph-properties fo:margin-left="0.948cm" fo:margin-right="0cm" fo:margin-top="0.76cm" fo:margin-bottom="0cm" fo:text-indent="-0.948cm"/>
    </style:style>
    <style:style style:name="P15" style:family="paragraph">
      <style:paragraph-properties fo:margin-left="0.948cm" fo:margin-right="0cm" fo:text-indent="-0.948cm"/>
    </style:style>
    <style:style style:name="P16" style:family="paragraph">
      <style:paragraph-properties fo:margin-left="0cm" fo:margin-right="0cm" fo:line-height="105%" fo:text-indent="0cm"/>
    </style:style>
    <style:style style:name="P17" style:family="paragraph">
      <style:paragraph-properties text:enable-numbering="false" fo:margin-left="0cm" fo:margin-right="0cm" fo:line-height="105%" fo:text-indent="0cm" style:writing-mode="lr-tb"/>
      <style:text-properties fo:font-size="18pt" style:font-size-asian="18pt" style:font-size-complex="18pt"/>
    </style:style>
    <style:style style:name="P18" style:family="paragraph">
      <style:paragraph-properties fo:margin-left="0.948cm" fo:margin-right="0cm" fo:text-indent="-0.948cm"/>
      <style:text-properties fo:font-size="28pt" style:font-size-asian="28pt" style:font-size-complex="28pt"/>
    </style:style>
    <style:style style:name="P19" style:family="paragraph">
      <style:paragraph-properties fo:margin-left="0cm" fo:margin-right="0cm" fo:margin-top="0.36cm" fo:margin-bottom="0cm" fo:text-indent="0cm"/>
    </style:style>
    <style:style style:name="P20" style:family="paragraph">
      <style:paragraph-properties fo:margin-left="0.948cm" fo:margin-right="0cm" fo:margin-top="0.36cm" fo:margin-bottom="0cm" fo:text-indent="-0.948cm"/>
      <style:text-properties fo:font-size="20pt" style:font-size-asian="20pt" style:font-size-complex="20pt"/>
    </style:style>
    <style:style style:name="P21" style:family="paragraph">
      <style:paragraph-properties fo:margin-left="0.948cm" fo:margin-right="0cm" fo:margin-top="0.36cm" fo:margin-bottom="0cm" fo:text-indent="-0.948cm"/>
      <style:text-properties fo:font-size="27pt" style:font-size-asian="27pt" style:font-size-complex="27pt"/>
    </style:style>
    <style:style style:name="P22" style:family="paragraph">
      <style:paragraph-properties text:enable-numbering="false" fo:margin-left="0cm" fo:margin-right="0cm" fo:line-height="105%" fo:text-indent="0cm" style:writing-mode="lr-tb"/>
      <style:text-properties fo:font-size="16pt" style:font-size-asian="16pt" style:font-size-complex="16pt"/>
    </style:style>
    <style:style style:name="P23" style:family="paragraph">
      <style:paragraph-properties fo:margin-left="0cm" fo:margin-right="0cm" fo:text-indent="0cm"/>
      <style:text-properties fo:font-size="24pt"/>
    </style:style>
    <style:style style:name="P24" style:family="paragraph">
      <style:paragraph-properties fo:margin-left="0.948cm" fo:margin-right="0cm" fo:margin-top="0.36cm" fo:margin-bottom="0cm" fo:text-indent="-0.948cm"/>
      <style:text-properties fo:font-size="28pt" style:font-size-asian="28pt" style:font-size-complex="28pt"/>
    </style:style>
    <style:style style:name="P25" style:family="paragraph">
      <style:paragraph-properties fo:margin-left="0.948cm" fo:margin-right="0cm" fo:text-indent="-0.948cm"/>
      <style:text-properties fo:font-size="22pt" style:font-size-asian="22pt" style:font-size-complex="22pt"/>
    </style:style>
    <style:style style:name="P26" style:family="paragraph">
      <style:paragraph-properties fo:margin-left="0.948cm" fo:margin-right="0cm" fo:text-indent="-0.948cm"/>
      <style:text-properties fo:font-size="26pt" style:font-size-asian="26pt" style:font-size-complex="26pt"/>
    </style:style>
    <style:style style:name="P27" style:family="paragraph">
      <style:paragraph-properties text:enable-numbering="false" fo:margin-left="0cm" fo:margin-right="0cm" fo:line-height="105%" fo:text-indent="0cm" style:writing-mode="lr-tb"/>
      <style:text-properties fo:font-size="17pt" style:font-size-asian="17pt" style:font-size-complex="17pt"/>
    </style:style>
    <style:style style:name="P28" style:family="paragraph">
      <style:text-properties fo:font-size="26pt" style:font-size-asian="26pt" style:font-size-complex="26pt"/>
    </style:style>
    <style:style style:name="P29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0" style:family="paragraph">
      <style:paragraph-properties fo:margin-left="0.948cm" fo:margin-right="0cm" fo:text-indent="-0.948cm"/>
      <style:text-properties fo:font-size="24pt" style:font-size-asian="24pt" style:font-size-complex="24pt"/>
    </style:style>
    <style:style style:name="P31" style:family="paragraph">
      <style:paragraph-properties fo:margin-left="0.948cm" fo:margin-right="0cm" fo:text-indent="-0.948cm"/>
      <style:text-properties fo:font-size="32pt" style:font-size-asian="32pt" style:font-size-complex="32pt"/>
    </style:style>
    <style:style style:name="P32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33" style:family="paragraph">
      <style:paragraph-properties fo:margin-left="0.948cm" fo:margin-right="0cm" fo:text-indent="-0.948cm" style:writing-mode="lr-tb"/>
    </style:style>
    <style:style style:name="P34" style:family="paragraph">
      <style:paragraph-properties text:enable-numbering="true" fo:margin-left="0.948cm" fo:margin-right="0cm" fo:text-indent="-0.948cm" style:writing-mode="lr-tb"/>
      <style:text-properties fo:font-size="26pt" style:font-size-asian="26pt" style:font-size-complex="26pt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fo:font-size="30pt" fo:language="en" fo:country="GB" style:font-size-asian="30pt" style:font-size-complex="30pt"/>
    </style:style>
    <style:style style:name="T3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28pt" fo:language="en" fo:country="GB" style:font-size-asian="28pt" style:font-size-complex="28pt"/>
    </style:style>
    <style:style style:name="T6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'Courier New'" style:font-family-generic="modern" style:font-pitch="fixed" fo:font-size="28pt" style:font-size-asian="28pt" style:font-size-complex="2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7pt" style:font-size-asian="27pt" style:font-size-complex="27pt"/>
    </style:style>
    <style:style style:name="T11" style:family="text">
      <style:text-properties fo:font-family="'Courier New'" style:font-family-generic="modern" style:font-pitch="fixed" fo:font-size="16pt" fo:language="en" fo:country="GB" fo:text-shadow="1pt 1pt" fo:font-weight="bold" style:font-size-asian="16pt" style:font-weight-asian="bold" style:font-size-complex="16pt" style:font-weight-complex="bold"/>
    </style:style>
    <style:style style:name="T12" style:family="text">
      <style:text-properties fo:font-size="24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family="'Courier New'" style:font-family-generic="modern" style:font-pitch="fixed" fo:font-size="24pt" style:font-size-asian="24pt" style:font-size-complex="24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family="'Courier New'" style:font-family-generic="modern" style:font-pitch="fixed" fo:font-size="26pt" style:font-size-asian="26pt" style:font-size-complex="26pt"/>
    </style:style>
    <style:style style:name="T18" style:family="text">
      <style:text-properties fo:font-family="'Courier New'" style:font-family-generic="modern" style:font-pitch="fixed" fo:font-size="17pt" fo:language="en" fo:country="GB" fo:text-shadow="1pt 1pt" fo:font-weight="bold" style:font-size-asian="17pt" style:font-weight-asian="bold" style:font-size-complex="17pt" style:font-weight-complex="bold"/>
    </style:style>
    <style:style style:name="T19" style:family="text">
      <style:text-properties fo:font-family="'Courier New'" style:font-family-generic="modern" style:font-pitch="fixed"/>
    </style:style>
    <style:style style:name="T20" style:family="text">
      <style:text-properties fo:color="#000000" style:text-outline="false" style:text-line-through-style="none" fo:font-family="'Courier New'" style:font-family-generic="modern" style:font-pitch="fixed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T21" style:family="text"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T22" style:family="text">
      <style:text-properties fo:color="#000000" style:text-outline="false" style:text-line-through-style="none" fo:font-family="Arial" style:font-family-generic="swiss" style:font-pitch="variable" fo:font-size="26pt" fo:font-style="normal" fo:text-shadow="1pt 1pt" style:text-underline-style="none" fo:font-weight="bold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T23" style:family="text">
      <style:text-properties fo:color="#000000" style:text-outline="false" style:text-line-through-style="none" fo:font-family="Arial" style:font-family-generic="swiss" style:font-pitch="variable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948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89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По_20_подразбиране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16.003cm" svg:height="3.537cm" svg:x="4.7cm" svg:y="4.223cm" presentation:class="title" presentation:user-transformed="true">
          <draw:text-box>
            <text:p text:style-name="P1"><text:span text:style-name="T1">Perl Programming Course</text:span></text:p>
          </draw:text-box>
        </draw:frame>
        <draw:custom-shape draw:style-name="gr1" draw:text-style-name="P4" draw:layer="layout" svg:width="9.565cm" svg:height="1.495cm" svg:x="1.305cm" svg:y="13.525cm">
          <text:p text:style-name="P3"><text:span text:style-name="T2">Krassimir Berov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4cm" svg:height="1.352cm" svg:x="10.701cm" svg:y="8.148cm">
          <draw:text-box>
            <text:p text:style-name="P5"><text:span text:style-name="T3">Syntax</text:span></text:p>
          </draw:text-box>
        </draw:frame>
        <draw:custom-shape draw:style-name="gr3" draw:layer="layout" svg:width="3.563cm" svg:height="1.195cm" svg:x="1.358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a xlink:href="http://i-can.eu/">I-can.eu</text:a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fade" smil:subtype="fadeOverColor"/>
          </anim:par>
          <anim:seq smil:fill="hold" presentation:node-type="main-sequence"/>
        </anim:par>
        <presentation:notes draw:style-name="dp2">
          <draw:custom-shape draw:style-name="gr4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По_20_подразбиране" presentation:presentation-page-layout-name="AL2T1" xml:id="id2" draw:id="id2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9"><text:span text:style-name="T4">Contents</text:span></text:p>
          </draw:text-box>
        </draw:frame>
        <draw:frame presentation:style-name="pr4" draw:text-style-name="P11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10"><text:span text:style-name="T5">Declarations</text:span></text:p>
              </text:list-item>
              <text:list-item>
                <text:p text:style-name="P10"><text:span text:style-name="T5">Simple Statements</text:span></text:p>
              </text:list-item>
              <text:list-item>
                <text:p text:style-name="P10"><text:span text:style-name="T5">Compound Statements</text:span></text:p>
              </text:list-item>
              <text:list-item>
                <text:p text:style-name="P10"><text:span text:style-name="T5">Comments and POD</text:span></text:p>
              </text:list-item>
              <text:list-item>
                <text:p text:style-name="P10"><text:span text:style-name="T5">Conditional Statements </text:span><text:span text:style-name="T5"><text:line-break/></text:span><text:span text:style-name="T5">(Statement Modifiers)</text:span></text:p>
              </text:list-item>
              <text:list-item>
                <text:p text:style-name="P10"><text:span text:style-name="T5">Loops and loop control</text:span></text:p>
              </text:list-item>
              <text:list-item>
                <text:p text:style-name="P10"><text:span text:style-name="T5">Logical operators</text:span></text:p>
              </text:list-item>
              <text:list-item>
                <text:p text:style-name="P10"><text:span text:style-name="T5">Mathematical operators</text:span></text:p>
              </text:list-item>
              <text:list-item>
                <text:p text:style-name="P10"><text:span text:style-name="T5">Operator Precedence and Associativity</text:span></text:p>
              </text:list-item>
              <text:list-item>
                <text:p text:style-name="P10"><text:span text:style-name="T5">Error handling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fill="hold" presentation:node-type="main-sequence"/>
        </anim:par>
        <presentation:notes draw:style-name="dp3" presentation:use-footer-name="ftr1">
          <draw:custom-shape draw:style-name="gr4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По_20_подразбиране" presentation:presentation-page-layout-name="AL2T1" xml:id="id3" draw:id="id3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Declarations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3">my - declare and assign a local variable (lexical scoping)</text:p>
              </text:list-item>
              <text:list-item>
                <text:p text:style-name="P13">our - declare and assign a package variable (lexical scoping)</text:p>
              </text:list-item>
              <text:list-item>
                <text:p text:style-name="P13">local - create a temporary value for a global variable (dynamic scoping)</text:p>
              </text:list-item>
              <text:list-item>
                <text:p text:style-name="P13">sub - declare a subroutine, possibly anonymously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По_20_подразбиране" presentation:presentation-page-layout-name="AL2T1" xml:id="id4" draw:id="id4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Declaration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Example:</text:p>
              </text:list-item>
            </text:list>
          </draw:text-box>
        </draw:frame>
        <draw:custom-shape draw:style-name="gr6" draw:text-style-name="P17" draw:layer="layout" svg:width="21.603cm" svg:height="12.461cm" svg:x="1.899cm" svg:y="5.504cm">
          <text:p text:style-name="P16"><text:span text:style-name="T6">use strict; use warnings;</text:span></text:p>
          <text:p text:style-name="P16"><text:span text:style-name="T6">our $dog = 'Puffy';</text:span></text:p>
          <text:p text:style-name="P16"><text:span text:style-name="T6">{</text:span></text:p>
          <text:p text:style-name="P16"><text:span text:style-name="T6"><text:s text:c="4"/></text:span><text:span text:style-name="T6">local $\ =$/;</text:span></text:p>
          <text:p text:style-name="P16"><text:span text:style-name="T6"><text:s text:c="4"/></text:span><text:span text:style-name="T6">print 'A line-feed is appended.';</text:span></text:p>
          <text:p text:style-name="P16"><text:span text:style-name="T6">}</text:span></text:p>
          <text:p text:style-name="P16"><text:span text:style-name="T6">tell_dogs();</text:span></text:p>
          <text:p text:style-name="P16"><text:span text:style-name="T6">print 'No new line at the end. ';</text:span></text:p>
          <text:p text:style-name="P16"><text:span text:style-name="T6">print 'A line feed is appended.'.$/; #;)</text:span></text:p>
          <text:p text:style-name="P16"><text:span text:style-name="T6"/></text:p>
          <text:p text:style-name="P16"><text:span text:style-name="T6">sub tell_dogs {</text:span></text:p>
          <text:p text:style-name="P16"><text:span text:style-name="T6"><text:s text:c="4"/></text:span><text:span text:style-name="T6">local $\ =$/;</text:span></text:p>
          <text:p text:style-name="P16"><text:span text:style-name="T6"><text:s text:c="4"/></text:span><text:span text:style-name="T6">print 'Our dog is named ' . $dog;</text:span></text:p>
          <text:p text:style-name="P16"><text:span text:style-name="T6"><text:s text:c="4"/></text:span><text:span text:style-name="T6">my $dog = 'Betty';</text:span></text:p>
          <text:p text:style-name="P16"><text:span text:style-name="T6"><text:s text:c="4"/></text:span><text:span text:style-name="T6">print 'My dog is named ' . $dog;</text:span></text:p>
          <text:p text:style-name="P16"><text:span text:style-name="T6">}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.begin">
            <anim:transitionFilter smil:dur="1s" smil:type="fade" smil:subtype="fadeOverColor"/>
          </anim:par>
        </anim:par>
        <presentation:notes draw:style-name="dp3" presentation:use-footer-name="ftr1">
          <draw:page-thumbnail draw:style-name="gr5" draw:layer="layout" svg:width="14.208cm" svg:height="10.655cm" svg:x="2.756cm" svg:y="2.134cm" draw:page-number="4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По_20_подразбиране" presentation:presentation-page-layout-name="AL2T1" xml:id="id5" draw:id="id5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Simple Statements</text:p>
          </draw:text-box>
        </draw:frame>
        <draw:frame presentation:style-name="pr6" draw:text-style-name="P18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<text:span text:style-name="T7">The only kind of simple statement is an expression evaluated for its side effects. </text:span></text:p>
              </text:list-item>
              <text:list-item>
                <text:p text:style-name="P12"><text:span text:style-name="T7">Every simple statement must be terminated with a semicolon(;).</text:span></text:p>
              </text:list-item>
              <text:list-item>
                <text:p text:style-name="P12"><text:span text:style-name="T7">If it is the final statement in a block, the semicolon is optional.</text:span></text:p>
              </text:list-item>
              <text:list-item>
                <text:p text:style-name="P12"><text:span text:style-name="T8">eval{}</text:span><text:span text:style-name="T7"> and </text:span><text:span text:style-name="T8">do{}</text:span><text:span text:style-name="T7"> look like compound statements, but aren't</text:span></text:p>
              </text:list-item>
              <text:list-item>
                <text:p text:style-name="P12"><text:span text:style-name="T8">eval{}</text:span><text:span text:style-name="T7"> and </text:span><text:span text:style-name="T8">do{}</text:span><text:span text:style-name="T7"> need an explicit termination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5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По_20_подразбиране" presentation:presentation-page-layout-name="AL2T1" xml:id="id6" draw:id="id6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Simple Statement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Example:</text:p>
              </text:list-item>
            </text:list>
          </draw:text-box>
        </draw:frame>
        <draw:custom-shape draw:style-name="gr7" draw:text-style-name="P17" draw:layer="layout" svg:width="21.603cm" svg:height="8.681cm" svg:x="1.704cm" svg:y="5.503cm">
          <text:p text:style-name="P16"><text:span text:style-name="T6">use strict; </text:span></text:p>
          <text:p text:style-name="P16"><text:span text:style-name="T6">use warnings; </text:span></text:p>
          <text:p text:style-name="P16"><text:span text:style-name="T6">$\ = $/;</text:span></text:p>
          <text:p text:style-name="P16"><text:span text:style-name="T6">my $simple = 'A simple statement.';</text:span></text:p>
          <text:p text:style-name="P16"><text:span text:style-name="T6">print $simple;</text:span></text:p>
          <text:p text:style-name="P16"><text:span text:style-name="T6">eval { print $simple };</text:span></text:p>
          <text:p text:style-name="P16"><text:span text:style-name="T6">do { print $simple };</text:span></text:p>
          <text:p text:style-name="P16"><text:span text:style-name="T6">do { </text:span></text:p>
          <text:p text:style-name="P16"><text:span text:style-name="T6"><text:s text:c="4"/></text:span><text:span text:style-name="T6">$_++;</text:span></text:p>
          <text:p text:style-name="P16"><text:span text:style-name="T6"><text:s text:c="4"/></text:span><text:span text:style-name="T6">print $simple ,' ',$_,'+2'</text:span></text:p>
          <text:p text:style-name="P16"><text:span text:style-name="T6">}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6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По_20_подразбиране" presentation:presentation-page-layout-name="AL2T1" xml:id="id7" draw:id="id7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<text:span text:style-name="T5">Compound Statements</text:span></text:p>
          </draw:text-box>
        </draw:frame>
        <draw:frame presentation:style-name="pr6" draw:text-style-name="P20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9"><text:span text:style-name="T9">A compound statement usually contains: </text:span></text:p>
                <text:list>
                  <text:list-item>
                    <text:p text:style-name="P12"><text:span text:style-name="T9">labels </text:span></text:p>
                  </text:list-item>
                  <text:list-item>
                    <text:p text:style-name="P12"><text:span text:style-name="T9">conditional constructions and blocks</text:span></text:p>
                  </text:list-item>
                  <text:list-item>
                    <text:p text:style-name="P12"><text:span text:style-name="T9">several simple statements enclosed in a block</text:span></text:p>
                  </text:list-item>
                  <text:list-item>
                    <text:p text:style-name="P12"><text:span text:style-name="T9">the block defines a scop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7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По_20_подразбиране" presentation:presentation-page-layout-name="AL2T1" xml:id="id8" draw:id="id8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<text:span text:style-name="T5">Compound Statements</text:span></text:p>
          </draw:text-box>
        </draw:frame>
        <draw:frame presentation:style-name="pr6" draw:text-style-name="P2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9"><text:span text:style-name="T10">A BLOCK is delimited by curly brackets – {}</text:span></text:p>
              </text:list-item>
              <text:list-item>
                <text:p text:style-name="P19"><text:span text:style-name="T10">The braces are required</text:span></text:p>
              </text:list-item>
              <text:list-item>
                <text:p text:style-name="P19"><text:span text:style-name="T10">Perl offers several ways to <text:s/>write conditionals without curly brackets.</text:span></text:p>
              </text:list-item>
              <text:list-item>
                <text:p text:style-name="P19"><text:span text:style-name="T10">The continue BLOCK is always executed just before the conditional is about to be evaluated again. </text:span></text:p>
              </text:list-item>
              <text:list-item>
                <text:p text:style-name="P19"><text:span text:style-name="T10">A LABEL gives its associated control flow structure a name.</text:span></text:p>
              </text:list-item>
            </text:list>
          </draw:text-box>
        </draw:frame>
        <draw:custom-shape draw:style-name="gr8" draw:text-style-name="P22" draw:layer="layout" svg:width="21.603cm" svg:height="3.72cm" svg:x="1.707cm" svg:y="14.706cm">
          <text:p text:style-name="P16"><text:span text:style-name="T11">if (EXPR) BLOCK elsif (EXPR) BLOCK ... else BLOCK</text:span></text:p>
          <text:p text:style-name="P16"><text:span text:style-name="T11">LABEL while (EXPR) BLOCK</text:span></text:p>
          <text:p text:style-name="P16"><text:span text:style-name="T11">LABEL until (EXPR) BLOCK continue BLOCK</text:span></text:p>
          <text:p text:style-name="P16"><text:span text:style-name="T11">LABEL for (EXPR; EXPR; EXPR) BLOCK</text:span></text:p>
          <text:p text:style-name="P16"><text:span text:style-name="T11">LABEL foreach VAR (LIST) BLOCK continue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1.539cm" svg:height="1.195cm" svg:x="23.501cm" svg:y="2.401cm">
          <draw:text-box>
            <text:p text:style-name="P12"><text:span text:style-name="T12">(2)</text:span></text:p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8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По_20_подразбиране" presentation:presentation-page-layout-name="AL2T1" xml:id="id9" draw:id="id9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<text:span text:style-name="T5">Compound Statements</text:span></text:p>
          </draw:text-box>
        </draw:frame>
        <draw:frame presentation:style-name="pr6" draw:text-style-name="P24" draw:layer="layout" svg:width="23.596cm" svg:height="14.825cm" svg:x="0.9cm" svg:y="2.922cm" presentation:class="outline" presentation:user-transformed="true">
          <draw:text-box>
            <text:list text:style-name="L4">
              <text:list-item>
                <text:p text:style-name="P12"><text:span text:style-name="T7">Examples:</text:span></text:p>
              </text:list-item>
            </text:list>
          </draw:text-box>
        </draw:frame>
        <draw:custom-shape draw:style-name="gr10" draw:text-style-name="P17" draw:layer="layout" svg:width="23cm" svg:height="13.217cm" svg:x="1cm" svg:y="4.5cm">
          <text:p text:style-name="P16"><text:span text:style-name="T6">use strict; use warnings; $\ = $/;</text:span></text:p>
          <text:p text:style-name="P16"><text:span text:style-name="T6">use strict; use warnings; $\ = $/;</text:span></text:p>
          <text:p text:style-name="P16"><text:span text:style-name="T6"/></text:p>
          <text:p text:style-name="P16"><text:span text:style-name="T6">unless( open(FH,$0)){ </text:span></text:p>
          <text:p text:style-name="P16"><text:span text:style-name="T6"><text:s text:c="4"/></text:span><text:span text:style-name="T6">die 'I do not exist on disk!'. $^E </text:span></text:p>
          <text:p text:style-name="P16"><text:span text:style-name="T6">}</text:span></text:p>
          <text:p text:style-name="P16"><text:span text:style-name="T6">else {</text:span></text:p>
          <text:p text:style-name="P16"><text:span text:style-name="T6"><text:s text:c="4"/></text:span><text:span text:style-name="T6">local $\ = undef;#slurp mode</text:span></text:p>
          <text:p text:style-name="P16"><text:span text:style-name="T6"><text:s text:c="4"/></text:span><text:span text:style-name="T6">my $c=1;</text:span></text:p>
          <text:p text:style-name="P16"><text:span text:style-name="T6"><text:s text:c="4"/></text:span><text:span text:style-name="T6">print "$0: ", sprintf('%02d',$c++), " $_" while &lt;FH&gt;;</text:span></text:p>
          <text:p text:style-name="P16"><text:span text:style-name="T6">}</text:span></text:p>
          <text:p text:style-name="P16"><text:span text:style-name="T6">print $/.'---'; </text:span></text:p>
          <text:p text:style-name="P16"><text:span text:style-name="T6">my $hashref = {me=&gt;1,you=&gt;2,he=&gt;3};</text:span></text:p>
          <text:p text:style-name="P16"><text:span text:style-name="T6">exists $hashref-&gt;{she}</text:span></text:p>
          <text:p text:style-name="P16"><text:span text:style-name="T6"><text:s text:c="4"/></text:span><text:span text:style-name="T6">and print 'she: '.$hashref-&gt;{she}</text:span></text:p>
          <text:p text:style-name="P16"><text:span text:style-name="T6"><text:s text:c="8"/></text:span><text:span text:style-name="T6">or print 'she does not exists.'</text:span></text:p>
          <text:p text:style-name="P16"><text:span text:style-name="T6"><text:s text:c="12"/></text:span><text:span text:style-name="T6">and print sort values %$hashref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9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По_20_подразбиране" presentation:presentation-page-layout-name="AL2T1" xml:id="id10" draw:id="id10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<text:span text:style-name="T5">Compound Statements</text:span></text:p>
          </draw:text-box>
        </draw:frame>
        <draw:frame presentation:style-name="pr6" draw:text-style-name="P2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<text:span text:style-name="T7">Examples:</text:span></text:p>
              </text:list-item>
            </text:list>
          </draw:text-box>
        </draw:frame>
        <draw:custom-shape draw:style-name="gr6" draw:text-style-name="P17" draw:layer="layout" svg:width="21.308cm" svg:height="12.461cm" svg:x="2.046cm" svg:y="4.7cm">
          <text:p text:style-name="P16"><text:span text:style-name="T6">my $c = 0;</text:span></text:p>
          <text:p text:style-name="P16"><text:span text:style-name="T6">while ($c &lt;= 10){</text:span></text:p>
          <text:p text:style-name="P16"><text:span text:style-name="T6"><text:s text:c="4"/></text:span><text:span text:style-name="T6">print $c;</text:span></text:p>
          <text:p text:style-name="P16"><text:span text:style-name="T6">} </text:span></text:p>
          <text:p text:style-name="P16"><text:span text:style-name="T6">continue {</text:span></text:p>
          <text:p text:style-name="P16"><text:span text:style-name="T6"><text:s text:c="4"/></text:span><text:span text:style-name="T6">$c++;</text:span></text:p>
          <text:p text:style-name="P16"><text:span text:style-name="T6"><text:s text:c="4"/></text:span><text:span text:style-name="T6">print $c;</text:span></text:p>
          <text:p text:style-name="P16"><text:span text:style-name="T6">};</text:span></text:p>
          <text:p text:style-name="P16"><text:span text:style-name="T6">########################################</text:span></text:p>
          <text:p text:style-name="P16"><text:span text:style-name="T6">A_LABEL: for my $m (1..10){</text:span></text:p>
          <text:p text:style-name="P16"><text:span text:style-name="T6"><text:s text:c="4"/></text:span><text:span text:style-name="T6">ANOTHER: for my $s(0..60) {</text:span></text:p>
          <text:p text:style-name="P16"><text:span text:style-name="T6"><text:s text:c="8"/></text:span><text:span text:style-name="T6">last A_LABEL if $m &gt; 4;</text:span></text:p>
          <text:p text:style-name="P16"><text:span text:style-name="T6"><text:s text:c="8"/></text:span><text:span text:style-name="T6">last if $s &gt; 4 and print '---';</text:span></text:p>
          <text:p text:style-name="P16"><text:span text:style-name="T6"><text:s text:c="8"/></text:span><text:span text:style-name="T6">print sprintf('%1$02d.%2$02d',$m,$s) ;</text:span></text:p>
          <text:p text:style-name="P16"><text:span text:style-name="T6"><text:s text:c="4"/></text:span><text:span text:style-name="T6">}</text:span></text:p>
          <text:p text:style-name="P16"><text:span text:style-name="T6">} </text:span></text:p>
          <draw:enhanced-geometry svg:viewBox="0 0 21600 21600" draw:type="rectangle" draw:enhanced-path="M 0 0 L 21600 0 21600 21600 0 21600 0 0 Z N"/>
        </draw:custom-shape>
        <draw:frame draw:style-name="gr9" draw:text-style-name="P23" draw:layer="layout" svg:width="1.539cm" svg:height="1.195cm" svg:x="23.502cm" svg:y="2.402cm">
          <draw:text-box>
            <text:p text:style-name="P12"><text:span text:style-name="T12">(2)</text:span></text:p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0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По_20_подразбиране" presentation:presentation-page-layout-name="AL2T1" xml:id="id11" draw:id="id11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Comments and POD</text:p>
          </draw:text-box>
        </draw:frame>
        <draw:frame presentation:style-name="pr6" draw:text-style-name="P2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<text:span text:style-name="T13">Text from a "#" character until the end of the line is a comment </text:span><text:span text:style-name="T13"><text:line-break/></text:span><text:span text:style-name="T13">Exceptions include "#" inside a string or regular expression.</text:span></text:p>
              </text:list-item>
              <text:list-item>
                <text:p text:style-name="P12"><text:span text:style-name="T13">POD is a simple-to-use markup language used for writing documentation for Perl, Perl programs, and Perl modules.</text:span></text:p>
              </text:list-item>
            </text:list>
          </draw:text-box>
        </draw:frame>
        <draw:custom-shape draw:style-name="gr11" draw:text-style-name="P17" draw:layer="layout" svg:width="21.603cm" svg:height="9.437cm" svg:x="1.899cm" svg:y="8.7cm">
          <text:p text:style-name="P16"><text:span text:style-name="T6">use strict; use warnings; $\ = $/;</text:span></text:p>
          <text:p text:style-name="P16"><text:span text:style-name="T6">my $simple = 'A simple statement.#not a comment.';</text:span></text:p>
          <text:p text:style-name="P16"><text:span text:style-name="T6">print $simple;#this is a comment</text:span></text:p>
          <text:p text:style-name="P16"><text:span text:style-name="T6">$simple =~ s#a##ig;</text:span></text:p>
          <text:p text:style-name="P16"><text:span text:style-name="T6">print $simple;</text:span></text:p>
          <text:p text:style-name="P16"><text:span text:style-name="T6">$simple =~ s/#//ig;</text:span></text:p>
          <text:p text:style-name="P16"><text:span text:style-name="T6">print $simple;</text:span></text:p>
          <text:p text:style-name="P16"><text:span text:style-name="T6">=pod</text:span></text:p>
          <text:p text:style-name="P16"><text:span text:style-name="T6">I like to use POD for multi-line comments</text:span></text:p>
          <text:p text:style-name="P16"><text:span text:style-name="T6">but it is much more than that.</text:span></text:p>
          <text:p text:style-name="P16"><text:span text:style-name="T6">=cut</text:span></text:p>
          <text:p text:style-name="P16"><text:span text:style-name="T6">print $0 . ' finished.'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1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По_20_подразбиране" presentation:presentation-page-layout-name="AL2T1" xml:id="id12" draw:id="id12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 presentation:user-transformed="true">
          <draw:text-box>
            <text:p text:style-name="P12">Conditional Statement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Truth and Falsehood</text:p>
              </text:list-item>
              <text:list-item>
                <text:p text:style-name="P12">if/elsif/unless/else</text:p>
              </text:list-item>
              <text:list-item>
                <text:p text:style-name="P12">Statement modifiers (suffix notation)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2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По_20_подразбиране" presentation:presentation-page-layout-name="AL2T1" xml:id="id13" draw:id="id13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 presentation:user-transformed="true">
          <draw:text-box>
            <text:p text:style-name="P12">Conditional Statement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Truth and Falsehood</text:p>
                <text:list>
                  <text:list-item>
                    <text:p text:style-name="P12"><text:span text:style-name="T7">The number </text:span><text:span text:style-name="T8">0</text:span><text:span text:style-name="T7">, the strings </text:span><text:span text:style-name="T8">'0'</text:span><text:span text:style-name="T7"> and </text:span><text:span text:style-name="T8">''</text:span><text:span text:style-name="T7">, the empty list </text:span><text:span text:style-name="T8">()</text:span><text:span text:style-name="T7">, and </text:span><text:span text:style-name="T8">undef</text:span><text:span text:style-name="T7"> are all false in a boolean context</text:span></text:p>
                  </text:list-item>
                  <text:list-item>
                    <text:p text:style-name="P12"><text:span text:style-name="T7">All other values are true</text:span></text:p>
                  </text:list-item>
                  <text:list-item>
                    <text:p text:style-name="P12"><text:span text:style-name="T7">Negation of a true value by </text:span><text:span text:style-name="T8">!</text:span><text:span text:style-name="T7"> or </text:span><text:span text:style-name="T8">not</text:span><text:span text:style-name="T7"> returns a special false value. </text:span><text:span text:style-name="T7"><text:line-break/></text:span><text:span text:style-name="T7">When evaluated as a string it is treated as '', but as a number, it is treated as 0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3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По_20_подразбиране" presentation:presentation-page-layout-name="AL2T1" xml:id="id14" draw:id="id14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Conditional Statement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if/elsif/unless/else</text:p>
              </text:list-item>
            </text:list>
          </draw:text-box>
        </draw:frame>
        <draw:custom-shape draw:style-name="gr12" draw:text-style-name="P17" draw:layer="layout" svg:width="21.603cm" svg:height="13.217cm" svg:x="1.9cm" svg:y="5cm">
          <text:p text:style-name="P16"><text:span text:style-name="T6">use strict; use warnings; $\ = $/;</text:span></text:p>
          <text:p text:style-name="P16"><text:span text:style-name="T6">unless( open(FH,$0) ){</text:span></text:p>
          <text:p text:style-name="P16"><text:span text:style-name="T6"><text:s text:c="4"/></text:span><text:span text:style-name="T6">die 'I do not exist on disk!'. $^E</text:span></text:p>
          <text:p text:style-name="P16"><text:span text:style-name="T6">} </text:span></text:p>
          <text:p text:style-name="P16"><text:span text:style-name="T6">else {</text:span></text:p>
          <text:p text:style-name="P16"><text:span text:style-name="T6"><text:s text:c="4"/></text:span><text:span text:style-name="T6">local $\ = undef; my $c = 1;</text:span></text:p>
          <text:p text:style-name="P16"><text:span text:style-name="T6"><text:s text:c="4"/></text:span><text:span text:style-name="T6">print "$0: ", sprintf('%02d',$c++), " $_" </text:span></text:p>
          <text:p text:style-name="P16"><text:span text:style-name="T6"><text:s text:c="10"/></text:span><text:span text:style-name="T6">while &lt;FH&gt;;</text:span></text:p>
          <text:p text:style-name="P16"><text:span text:style-name="T6">}</text:span></text:p>
          <text:p text:style-name="P16"><text:span text:style-name="T6">my $hashref = {me=&gt;1,you=&gt;2,he=&gt;3};</text:span></text:p>
          <text:p text:style-name="P16"><text:span text:style-name="T6">if ( exists $hashref-&gt;{she} ) {</text:span></text:p>
          <text:p text:style-name="P16"><text:span text:style-name="T6"><text:s text:c="4"/></text:span><text:span text:style-name="T6">print 'she:'.$hashref-&gt;{she};</text:span></text:p>
          <text:p text:style-name="P16"><text:span text:style-name="T6">} </text:span></text:p>
          <text:p text:style-name="P16"><text:span text:style-name="T6">else {</text:span></text:p>
          <text:p text:style-name="P16"><text:span text:style-name="T6"><text:s text:c="4"/></text:span><text:span text:style-name="T6">print 'she does not exists.';</text:span></text:p>
          <text:p text:style-name="P16"><text:span text:style-name="T6"><text:s text:c="4"/></text:span><text:span text:style-name="T6">print sort values %$hashref;</text:span></text:p>
          <text:p text:style-name="P16"><text:span text:style-name="T6">}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4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По_20_подразбиране" presentation:presentation-page-layout-name="AL2T1" xml:id="id15" draw:id="id15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 presentation:user-transformed="true">
          <draw:text-box>
            <text:p text:style-name="P12">Conditional Statement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Statement modifiers (suffix notation)</text:p>
              </text:list-item>
            </text:list>
          </draw:text-box>
        </draw:frame>
        <draw:custom-shape draw:style-name="gr12" draw:text-style-name="P17" draw:layer="layout" svg:width="21.603cm" svg:height="13.217cm" svg:x="1.901cm" svg:y="5cm">
          <text:p text:style-name="P16"><text:span text:style-name="T6">use strict; use warnings; $\ = $/;</text:span></text:p>
          <text:p text:style-name="P16"><text:span text:style-name="T6">{</text:span></text:p>
          <text:p text:style-name="P16"><text:span text:style-name="T6"><text:s text:c="4"/></text:span><text:span text:style-name="T6">my $c=1;</text:span></text:p>
          <text:p text:style-name="P16"><text:span text:style-name="T6"><text:s text:c="4"/></text:span><text:span text:style-name="T6">local $\ = undef;</text:span></text:p>
          <text:p text:style-name="P16"><text:span text:style-name="T6"><text:s text:c="4"/></text:span><text:span text:style-name="T6">do {</text:span></text:p>
          <text:p text:style-name="P16"><text:span text:style-name="T6"><text:s text:c="12"/></text:span><text:span text:style-name="T6">print "$0: ", sprintf('%02d',$c++), " $_"</text:span></text:p>
          <text:p text:style-name="P16"><text:span text:style-name="T6"><text:s text:c="12"/></text:span><text:span text:style-name="T6">while &lt;FH&gt;</text:span></text:p>
          <text:p text:style-name="P16"><text:span text:style-name="T6"><text:s text:c="8"/></text:span><text:span text:style-name="T6">} if open(FH,$0) </text:span></text:p>
          <text:p text:style-name="P16"><text:span text:style-name="T6"><text:s text:c="12"/></text:span><text:span text:style-name="T6">or die 'I do not exist on disk!'. $^E;</text:span></text:p>
          <text:p text:style-name="P16"><text:span text:style-name="T6">}</text:span></text:p>
          <text:p text:style-name="P16"><text:span text:style-name="T6">my $hashref = {me=&gt;1,you=&gt;2,he=&gt;3};</text:span></text:p>
          <text:p text:style-name="P16"><text:span text:style-name="T6">print 'she:'.$hashref-&gt;{she} </text:span></text:p>
          <text:p text:style-name="P16"><text:span text:style-name="T6"><text:s text:c="4"/></text:span><text:span text:style-name="T6">if ( exists $hashref-&gt;{she} );</text:span></text:p>
          <text:p text:style-name="P16"><text:span text:style-name="T6">do {</text:span></text:p>
          <text:p text:style-name="P16"><text:span text:style-name="T6"><text:s text:c="4"/></text:span><text:span text:style-name="T6">print 'she does not exists.';</text:span></text:p>
          <text:p text:style-name="P16"><text:span text:style-name="T6"><text:s text:c="4"/></text:span><text:span text:style-name="T6">print sort values %$hashref;</text:span></text:p>
          <text:p text:style-name="P16"><text:span text:style-name="T6">} unless exists $hashref-&gt;{she}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5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По_20_подразбиране" presentation:presentation-page-layout-name="AL2T1" xml:id="id16" draw:id="id16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Loops and Loop Control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Loops</text:p>
                <text:list>
                  <text:list-item>
                    <text:p text:style-name="P12">for</text:p>
                  </text:list-item>
                  <text:list-item>
                    <text:p text:style-name="P12">foreach</text:p>
                  </text:list-item>
                  <text:list-item>
                    <text:p text:style-name="P12">while</text:p>
                  </text:list-item>
                  <text:list-item>
                    <text:p text:style-name="P12">until</text:p>
                  </text:list-item>
                  <text:list-item>
                    <text:p text:style-name="P12">do while/until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6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По_20_подразбиране" presentation:presentation-page-layout-name="AL2T1" xml:id="id17" draw:id="id17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Loops and Loop Control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for</text:p>
                <text:list>
                  <text:list-item>
                    <text:p text:style-name="P12">Perl's C-style for loop works like the corresponding while loop<text:line-break/><text:line-break/><text:line-break/><text:line-break/>is (almost) the same as</text:p>
                  </text:list-item>
                </text:list>
              </text:list-item>
            </text:list>
          </draw:text-box>
        </draw:frame>
        <draw:custom-shape draw:style-name="gr13" draw:text-style-name="P17" draw:layer="layout" svg:width="21.603cm" svg:height="2.633cm" svg:x="1.902cm" svg:y="8.101cm">
          <text:p text:style-name="P16"><text:span text:style-name="T6">for ($i = 1; $i &lt; 10; $i++) {</text:span></text:p>
          <text:p text:style-name="P16"><text:span text:style-name="T6"><text:s text:c="4"/></text:span><text:span text:style-name="T6">...</text:span></text:p>
          <text:p text:style-name="P16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1.603cm" svg:height="4.901cm" svg:x="1.903cm" svg:y="12.802cm">
          <text:p text:style-name="P16"><text:span text:style-name="T6">$i = 1;</text:span></text:p>
          <text:p text:style-name="P16"><text:span text:style-name="T6">while ($i &lt; 10) {</text:span></text:p>
          <text:p text:style-name="P16"><text:span text:style-name="T6"><text:s text:c="4"/></text:span><text:span text:style-name="T6">...</text:span></text:p>
          <text:p text:style-name="P16"><text:span text:style-name="T6">} continue {</text:span></text:p>
          <text:p text:style-name="P16"><text:span text:style-name="T6"><text:s text:c="4"/></text:span><text:span text:style-name="T6">$i++;</text:span></text:p>
          <text:p text:style-name="P16"><text:span text:style-name="T6">}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7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7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По_20_подразбиране" presentation:presentation-page-layout-name="AL2T1" xml:id="id18" draw:id="id18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Loops and Loop Control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foreach</text:p>
                <text:list>
                  <text:list-item>
                    <text:p text:style-name="P12"><text:span text:style-name="T14">Iterates over a normal list value and sets the variable VAR to be each element of the list in turn</text:span></text:p>
                  </text:list-item>
                  <text:list-item>
                    <text:p text:style-name="P12"><text:span text:style-name="T14">If preceded with </text:span><text:span text:style-name="T15">my</text:span><text:span text:style-name="T14">, it is visible only within the loop</text:span></text:p>
                  </text:list-item>
                  <text:list-item>
                    <text:p text:style-name="P12"><text:span text:style-name="T14">Otherwise, the variable is implicitly local to the loop and regains its former value upon exiting the loop</text:span></text:p>
                  </text:list-item>
                  <text:list-item>
                    <text:p text:style-name="P12"><text:span text:style-name="T14">If VAR is omitted, </text:span><text:span text:style-name="T15">$_</text:span><text:span text:style-name="T14"> is set to each value</text:span></text:p>
                  </text:list-item>
                  <text:list-item>
                    <text:p text:style-name="P12"><text:span text:style-name="T14">You can use </text:span><text:span text:style-name="T15">foreach</text:span><text:span text:style-name="T14"> for readability or </text:span><text:span text:style-name="T15">for</text:span><text:span text:style-name="T14"> for brevity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8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По_20_подразбиране" presentation:presentation-page-layout-name="AL2T1" xml:id="id19" draw:id="id19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Loops and Loop Control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foreach – Example:</text:p>
              </text:list-item>
            </text:list>
          </draw:text-box>
        </draw:frame>
        <draw:custom-shape draw:style-name="gr15" draw:text-style-name="P17" draw:layer="layout" svg:width="21.603cm" svg:height="11.705cm" svg:x="1.902cm" svg:y="5.601cm">
          <text:p text:style-name="P16"><text:span text:style-name="T6">my @pets = qw|Goldy Amelia Jako|;</text:span></text:p>
          <text:p text:style-name="P16"><text:span text:style-name="T6">my $favorite = 'Puffy';;</text:span></text:p>
          <text:p text:style-name="P16"><text:span text:style-name="T6">foreach $favorite(@pets) {</text:span></text:p>
          <text:p text:style-name="P16"><text:span text:style-name="T6"><text:s text:c="4"/></text:span><text:span text:style-name="T6">print 'My favourite pet is:' . $favorite;</text:span></text:p>
          <text:p text:style-name="P16"><text:span text:style-name="T6">}</text:span></text:p>
          <text:p text:style-name="P16"><text:span text:style-name="T6">print 'My favourite pet is:' . $favorite;#Puffy</text:span></text:p>
          <text:p text:style-name="P16"><text:span text:style-name="T6">for $favorite(@pets) {</text:span></text:p>
          <text:p text:style-name="P16"><text:span text:style-name="T6"><text:s text:c="4"/></text:span><text:span text:style-name="T6">print 'My favourite pet is:' . $favorite;</text:span></text:p>
          <text:p text:style-name="P16"><text:span text:style-name="T6">}</text:span></text:p>
          <text:p text:style-name="P16"><text:span text:style-name="T6">print 'My favourite pet is:' . $favorite;#Puffy</text:span></text:p>
          <text:p text:style-name="P16"><text:span text:style-name="T6">unshift @pets,$favorite;</text:span></text:p>
          <text:p text:style-name="P16"><text:span text:style-name="T6">for (@pets) {</text:span></text:p>
          <text:p text:style-name="P16"><text:span text:style-name="T6"><text:s text:c="4"/></text:span><text:span text:style-name="T6">print 'My favourite pet is:' . $_;</text:span></text:p>
          <text:p text:style-name="P16"><text:span text:style-name="T6">}</text:span></text:p>
          <text:p text:style-name="P16"><text:span text:style-name="T6">#..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9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9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По_20_подразбиране" presentation:presentation-page-layout-name="AL2T1" xml:id="id20" draw:id="id20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Loops and Loop Control</text:p>
          </draw:text-box>
        </draw:frame>
        <draw:frame presentation:style-name="pr6" draw:text-style-name="P2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<text:span text:style-name="T7">while</text:span><text:span text:style-name="T16"><text:line-break/></text:span><text:span text:style-name="T16">repeats a block of code as long as a condition is true</text:span></text:p>
              </text:list-item>
              <text:list-item>
                <text:p text:style-name="P12"><text:span text:style-name="T7">do while</text:span><text:span text:style-name="T16"><text:line-break/></text:span><text:span text:style-name="T16">executes the </text:span><text:span text:style-name="T17">do</text:span><text:span text:style-name="T16"> at least once before evaluating condition in </text:span><text:span text:style-name="T17">while</text:span></text:p>
              </text:list-item>
            </text:list>
          </draw:text-box>
        </draw:frame>
        <draw:custom-shape draw:style-name="gr16" draw:text-style-name="P17" draw:layer="layout" svg:width="21.603cm" svg:height="7.925cm" svg:x="1.897cm" svg:y="10.631cm">
          <text:p text:style-name="P16"><text:span text:style-name="T6">$|++;# enable $OUTPUT_AUTOFLUSH</text:span></text:p>
          <text:p text:style-name="P16"><text:span text:style-name="T6">my @sufx = qw(th st nd rd th th th th th th th);</text:span></text:p>
          <text:p text:style-name="P16"><text:span text:style-name="T6">my $i = 1;</text:span></text:p>
          <text:p text:style-name="P16"><text:span text:style-name="T6">while ($i&lt;=10) {</text:span></text:p>
          <text:p text:style-name="P16"><text:span text:style-name="T6"><text:s text:c="4"/></text:span><text:span text:style-name="T6">print "This is $i$sufx[$i] iteration";</text:span></text:p>
          <text:p text:style-name="P16"><text:span text:style-name="T6"><text:s text:c="4"/></text:span><text:span text:style-name="T6">sleep 1;</text:span></text:p>
          <text:p text:style-name="P16"><text:span text:style-name="T6"><text:s text:c="4"/></text:span><text:span text:style-name="T6">$i++;</text:span></text:p>
          <text:p text:style-name="P16"><text:span text:style-name="T6">}</text:span></text:p>
          <text:p text:style-name="P16"><text:span text:style-name="T6">do { print "The \$i became $i" } while $i &lt; 10;</text:span></text:p>
          <text:p text:style-name="P16"><text:span text:style-name="T6">print '- ' x $c, $c and $c++ while ($c&lt;=10)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0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0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По_20_подразбиране" presentation:presentation-page-layout-name="AL2T1" xml:id="id21" draw:id="id21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Loops and Loop Control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until<text:line-break/><text:span text:style-name="T7">repeats a block of code as long as a condition is NOT true</text:span></text:p>
              </text:list-item>
              <text:list-item>
                <text:p text:style-name="P12"><text:span text:style-name="T9">do until</text:span><text:span text:style-name="T7"><text:line-break/></text:span><text:span text:style-name="T7">executes the </text:span><text:span text:style-name="T8">do</text:span><text:span text:style-name="T7"> at least once before evaluating condition in </text:span><text:span text:style-name="T8">until</text:span></text:p>
              </text:list-item>
            </text:list>
          </draw:text-box>
        </draw:frame>
        <draw:custom-shape draw:style-name="gr17" draw:text-style-name="P17" draw:layer="layout" svg:width="21.603cm" svg:height="7.169cm" svg:x="1.899cm" svg:y="11.331cm">
          <text:p text:style-name="P16"><text:span text:style-name="T6">$|++;# enable $OUTPUT_AUTOFLUSH</text:span></text:p>
          <text:p text:style-name="P16"><text:span text:style-name="T6">my @sufx = qw(th st nd rd th th th th th th th);</text:span></text:p>
          <text:p text:style-name="P16"><text:span text:style-name="T6">$i = 10;</text:span></text:p>
          <text:p text:style-name="P16"><text:span text:style-name="T6">until ($i&lt;1) {</text:span></text:p>
          <text:p text:style-name="P16"><text:span text:style-name="T6"><text:s text:c="4"/></text:span><text:span text:style-name="T6">print "This is $i$sufx[$i] countdown";</text:span></text:p>
          <text:p text:style-name="P16"><text:span text:style-name="T6"><text:s text:c="4"/></text:span><text:span text:style-name="T6">sleep 1;</text:span></text:p>
          <text:p text:style-name="P16"><text:span text:style-name="T6"><text:s text:c="4"/></text:span><text:span text:style-name="T6">$i--;</text:span></text:p>
          <text:p text:style-name="P16"><text:span text:style-name="T6">}</text:span></text:p>
          <text:p text:style-name="P16"><text:span text:style-name="T6">do {print "T\$i became $i"; $i--} until $i &lt; 1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1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1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По_20_подразбиране" presentation:presentation-page-layout-name="AL2T1" xml:id="id22" draw:id="id22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Loops and Loop Control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Loop control</text:p>
                <text:list>
                  <text:list-item>
                    <text:p text:style-name="P12">next</text:p>
                  </text:list-item>
                  <text:list-item>
                    <text:p text:style-name="P12">last</text:p>
                  </text:list-item>
                  <text:list-item>
                    <text:p text:style-name="P12">redo</text:p>
                  </text:list-item>
                  <text:list-item>
                    <text:p text:style-name="P12">continue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2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По_20_подразбиране" presentation:presentation-page-layout-name="AL2T1" xml:id="id23" draw:id="id23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Loops and Loop Control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Loop control</text:p>
                <text:list>
                  <text:list-item>
                    <text:p text:style-name="P12"><text:span text:style-name="T17">next</text:span><text:span text:style-name="T16"><text:line-break/></text:span><text:span text:style-name="T16">starts the next iteration of the loop </text:span><text:span text:style-name="T16"><text:line-break/></text:span><text:span text:style-name="T16">(continue in C)</text:span></text:p>
                  </text:list-item>
                  <text:list-item>
                    <text:p text:style-name="P12"><text:span text:style-name="T17">last</text:span><text:span text:style-name="T16"><text:line-break/></text:span><text:span text:style-name="T16">immediately exits the loop (break in C)</text:span></text:p>
                  </text:list-item>
                  <text:list-item>
                    <text:p text:style-name="P12"><text:span text:style-name="T17">redo</text:span><text:span text:style-name="T16"><text:line-break/></text:span><text:span text:style-name="T16">restarts the loop block without evaluating </text:span><text:span text:style-name="T16"><text:line-break/></text:span><text:span text:style-name="T16">the conditional again</text:span></text:p>
                  </text:list-item>
                  <text:list-item>
                    <text:p text:style-name="P12"><text:span text:style-name="T17">continue</text:span><text:span text:style-name="T16"><text:line-break/></text:span><text:span text:style-name="T16">is always executed just before </text:span><text:span text:style-name="T16"><text:line-break/></text:span><text:span text:style-name="T16">the conditional is about to be evaluated agai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3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По_20_подразбиране" presentation:presentation-page-layout-name="AL2T1" xml:id="id24" draw:id="id24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Loops and Loop Control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Loop control</text:p>
                <text:list>
                  <text:list-item>
                    <text:p text:style-name="P12">next</text:p>
                    <text:list>
                      <text:list-item>
                        <text:p text:style-name="P12">If LABEL is omitted, refers to the innermost enclosing loop</text:p>
                      </text:list-item>
                      <text:list-item>
                        <text:p text:style-name="P12">cannot be used to exit a block which returns a value such as <text:line-break/>eval {}, sub {} or do {}</text:p>
                      </text:list-item>
                      <text:list-item>
                        <text:p text:style-name="P12">should not be used to exit <text:line-break/>a grep() or map() operat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4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По_20_подразбиране" presentation:presentation-page-layout-name="AL2T1" xml:id="id25" draw:id="id25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Loops and Loop Control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Loop control</text:p>
                <text:list>
                  <text:list-item>
                    <text:p text:style-name="P12">next</text:p>
                  </text:list-item>
                </text:list>
              </text:list-item>
            </text:list>
          </draw:text-box>
        </draw:frame>
        <draw:custom-shape draw:style-name="gr18" draw:text-style-name="P17" draw:layer="layout" svg:width="21.603cm" svg:height="10.193cm" svg:x="1.9cm" svg:y="7cm">
          <text:p text:style-name="P16"><text:span text:style-name="T6">my $c = 1;</text:span></text:p>
          <text:p text:style-name="P16"><text:span text:style-name="T6">while (&lt;DATA&gt;){</text:span></text:p>
          <text:p text:style-name="P16"><text:span text:style-name="T6"><text:s text:c="4"/></text:span><text:span text:style-name="T6">next unless /perl/;</text:span></text:p>
          <text:p text:style-name="P16"><text:span text:style-name="T6"><text:s text:c="4"/></text:span><text:span text:style-name="T6">chomp and print "$c: $_";</text:span></text:p>
          <text:p text:style-name="P16"><text:span text:style-name="T6"><text:s text:c="4"/></text:span><text:span text:style-name="T6">$c++;</text:span></text:p>
          <text:p text:style-name="P16"><text:span text:style-name="T6">}</text:span></text:p>
          <text:p text:style-name="P16"><text:span text:style-name="T6">__DATA__</text:span></text:p>
          <text:p text:style-name="P16"><text:span text:style-name="T6">This section of a perl file</text:span></text:p>
          <text:p text:style-name="P16"><text:span text:style-name="T6">can be used by the perl program</text:span></text:p>
          <text:p text:style-name="P16"><text:span text:style-name="T6">above in the same file to store </text:span></text:p>
          <text:p text:style-name="P16"><text:span text:style-name="T6">and use some textual data</text:span></text:p>
          <text:p text:style-name="P16"><text:span text:style-name="T6">perl rocks!!!</text:span></text:p>
          <text:p text:style-name="P16"><text:span text:style-name="T6">Will the above line print if we remove this one?</text:span></text:p>
          <draw:enhanced-geometry svg:viewBox="0 0 21600 21600" draw:type="rectangle" draw:enhanced-path="M 0 0 L 21600 0 21600 21600 0 21600 0 0 Z N"/>
        </draw:custom-shape>
        <draw:frame draw:style-name="gr9" draw:text-style-name="P23" draw:layer="layout" svg:width="1.539cm" svg:height="1.195cm" svg:x="23.503cm" svg:y="2.403cm">
          <draw:text-box>
            <text:p text:style-name="P12"><text:span text:style-name="T12">(2)</text:span></text:p>
          </draw:text-box>
        </draw:frame>
        <anim:par presentation:node-type="timing-root">
          <anim:par smil:begin="id25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5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По_20_подразбиране" presentation:presentation-page-layout-name="AL2T1" xml:id="id26" draw:id="id26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Loops and Loop Control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Loop control</text:p>
                <text:list>
                  <text:list-item>
                    <text:p text:style-name="P12">last</text:p>
                    <text:list>
                      <text:list-item>
                        <text:p text:style-name="P12">If LABEL is omitted, refers to the innermost enclosing loop</text:p>
                      </text:list-item>
                      <text:list-item>
                        <text:p text:style-name="P12">cannot be used to exit a block which returns a value such as <text:line-break/>eval {}, sub {} or do {}</text:p>
                      </text:list-item>
                      <text:list-item>
                        <text:p text:style-name="P12">should not be used to exit a grep() or map() operat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6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По_20_подразбиране" presentation:presentation-page-layout-name="AL2T1" xml:id="id27" draw:id="id27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Loops and Loop Control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Loop control</text:p>
                <text:list>
                  <text:list-item>
                    <text:p text:style-name="P12">last</text:p>
                  </text:list-item>
                </text:list>
              </text:list-item>
            </text:list>
          </draw:text-box>
        </draw:frame>
        <draw:custom-shape draw:style-name="gr18" draw:text-style-name="P17" draw:layer="layout" svg:width="21.603cm" svg:height="10.193cm" svg:x="1.901cm" svg:y="7.001cm">
          <text:p text:style-name="P16"><text:span text:style-name="T6">my $c = 1;</text:span></text:p>
          <text:p text:style-name="P16"><text:span text:style-name="T6">while (&lt;DATA&gt;){</text:span></text:p>
          <text:p text:style-name="P16"><text:span text:style-name="T6"><text:s text:c="4"/></text:span><text:span text:style-name="T6">last unless /perl/;</text:span></text:p>
          <text:p text:style-name="P16"><text:span text:style-name="T6"><text:s text:c="4"/></text:span><text:span text:style-name="T6">chomp and print "$c: $_";</text:span></text:p>
          <text:p text:style-name="P16"><text:span text:style-name="T6"><text:s text:c="4"/></text:span><text:span text:style-name="T6">$c++;</text:span></text:p>
          <text:p text:style-name="P16"><text:span text:style-name="T6">}</text:span></text:p>
          <text:p text:style-name="P16"><text:span text:style-name="T6">__DATA__</text:span></text:p>
          <text:p text:style-name="P16"><text:span text:style-name="T6">This section of a perl file</text:span></text:p>
          <text:p text:style-name="P16"><text:span text:style-name="T6">can be used by the perl program</text:span></text:p>
          <text:p text:style-name="P16"><text:span text:style-name="T6">above in the same file to store </text:span></text:p>
          <text:p text:style-name="P16"><text:span text:style-name="T6">and use some textual data</text:span></text:p>
          <text:p text:style-name="P16"><text:span text:style-name="T6">perl rocks!!!</text:span></text:p>
          <text:p text:style-name="P16"><text:span text:style-name="T6"/></text:p>
          <draw:enhanced-geometry svg:viewBox="0 0 21600 21600" draw:type="rectangle" draw:enhanced-path="M 0 0 L 21600 0 21600 21600 0 21600 0 0 Z N"/>
        </draw:custom-shape>
        <draw:frame draw:style-name="gr9" draw:text-style-name="P23" draw:layer="layout" svg:width="1.539cm" svg:height="1.195cm" svg:x="23.503cm" svg:y="2.403cm">
          <draw:text-box>
            <text:p text:style-name="P12"><text:span text:style-name="T12">(2)</text:span></text:p>
          </draw:text-box>
        </draw:frame>
        <anim:par presentation:node-type="timing-root">
          <anim:par smil:begin="id27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7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По_20_подразбиране" presentation:presentation-page-layout-name="AL2T1" xml:id="id28" draw:id="id28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Loops and Loop Control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Loop control</text:p>
                <text:list>
                  <text:list-item>
                    <text:p text:style-name="P12">redo</text:p>
                    <text:list>
                      <text:list-item>
                        <text:p text:style-name="P12"><text:span text:style-name="T16">skips the remaining BLOCK</text:span></text:p>
                      </text:list-item>
                      <text:list-item>
                        <text:p text:style-name="P12"><text:span text:style-name="T16">does not execute any continue block </text:span><text:span text:style-name="T16"><text:line-break/></text:span><text:span text:style-name="T16">(even if it exists)</text:span></text:p>
                      </text:list-item>
                      <text:list-item>
                        <text:p text:style-name="P12"><text:span text:style-name="T16">If the LABEL is omitted, the command refers to the innermost enclosing loop</text:span></text:p>
                      </text:list-item>
                      <text:list-item>
                        <text:p text:style-name="P12"><text:span text:style-name="T16">cannot be used to retry a block which returns a value such as eval {}, sub {} or do {}</text:span></text:p>
                      </text:list-item>
                      <text:list-item>
                        <text:p text:style-name="P12"><text:span text:style-name="T16">should not be used to exit a grep() or map() ope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8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9" draw:style-name="dp4" draw:master-page-name="По_20_подразбиране" presentation:presentation-page-layout-name="AL2T1" xml:id="id29" draw:id="id29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Loops and Loop Control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Loop control</text:p>
                <text:list>
                  <text:list-item>
                    <text:p text:style-name="P12">redo</text:p>
                  </text:list-item>
                </text:list>
              </text:list-item>
            </text:list>
          </draw:text-box>
        </draw:frame>
        <draw:custom-shape draw:style-name="gr19" draw:text-style-name="P27" draw:layer="layout" svg:width="17.504cm" svg:height="13.299cm" svg:x="6cm" svg:y="4.901cm">
          <text:p text:style-name="P16"><text:span text:style-name="T18">my ($c, $redone) = (1,0);</text:span></text:p>
          <text:p text:style-name="P16"><text:span text:style-name="T18">while (&lt;DATA&gt;){</text:span></text:p>
          <text:p text:style-name="P16"><text:span text:style-name="T18"><text:s text:c="4"/></text:span><text:span text:style-name="T18">chomp; print "$c: $_"; $c++;</text:span></text:p>
          <text:p text:style-name="P16"><text:span text:style-name="T18"><text:s text:c="4"/></text:span><text:span text:style-name="T18">if ($_ =~ /perl/ and not $redone) {</text:span></text:p>
          <text:p text:style-name="P16"><text:span text:style-name="T18"><text:s text:c="8"/></text:span><text:span text:style-name="T18">$redone++;</text:span></text:p>
          <text:p text:style-name="P16"><text:span text:style-name="T18"><text:s text:c="8"/></text:span><text:span text:style-name="T18">redo;</text:span></text:p>
          <text:p text:style-name="P16"><text:span text:style-name="T18"><text:s text:c="4"/></text:span><text:span text:style-name="T18">}</text:span></text:p>
          <text:p text:style-name="P16"><text:span text:style-name="T18"><text:s text:c="4"/></text:span><text:span text:style-name="T18">elsif($_ =~ /perl/ and $redone) {</text:span></text:p>
          <text:p text:style-name="P16"><text:span text:style-name="T18"><text:s text:c="8"/></text:span><text:span text:style-name="T18">$redone--;</text:span></text:p>
          <text:p text:style-name="P16"><text:span text:style-name="T18"><text:s text:c="8"/></text:span><text:span text:style-name="T18">next;</text:span></text:p>
          <text:p text:style-name="P16"><text:span text:style-name="T18"><text:s text:c="4"/></text:span><text:span text:style-name="T18">}</text:span></text:p>
          <text:p text:style-name="P16"><text:span text:style-name="T18">}</text:span></text:p>
          <text:p text:style-name="P16"><text:span text:style-name="T18">__DATA__</text:span></text:p>
          <text:p text:style-name="P16"><text:span text:style-name="T18">This section of a perl file</text:span></text:p>
          <text:p text:style-name="P16"><text:span text:style-name="T18">can be used by the perl program</text:span></text:p>
          <text:p text:style-name="P16"><text:span text:style-name="T18">above in the same file to store </text:span></text:p>
          <text:p text:style-name="P16"><text:span text:style-name="T18">and use some textual data</text:span></text:p>
          <text:p text:style-name="P16"><text:span text:style-name="T18">perl rocks!!!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1.539cm" svg:height="1.195cm" svg:x="23.503cm" svg:y="2.403cm">
          <draw:text-box>
            <text:p text:style-name="P12"><text:span text:style-name="T12">(2)</text:span></text:p>
          </draw:text-box>
        </draw:frame>
        <anim:par presentation:node-type="timing-root">
          <anim:par smil:begin="id29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9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0" draw:style-name="dp4" draw:master-page-name="По_20_подразбиране" presentation:presentation-page-layout-name="AL2T1" xml:id="id30" draw:id="id30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Loops and Loop Control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Loop control</text:p>
                <text:list>
                  <text:list-item>
                    <text:p text:style-name="P12">continue</text:p>
                    <text:list>
                      <text:list-item>
                        <text:p text:style-name="P12">can be used to increment a loop variable, even when the loop has been continued via the <text:span text:style-name="T19">next</text:span> statement</text:p>
                      </text:list-item>
                      <text:list-item>
                        <text:p text:style-name="P12"><text:span text:style-name="T19">last</text:span>, <text:span text:style-name="T19">next</text:span>, or <text:span text:style-name="T19">redo</text:span> may appear within a <text:span text:style-name="T19">continue</text:span> block</text:p>
                      </text:list-item>
                      <text:list-item>
                        <text:p text:style-name="P12"><text:span text:style-name="T20">last, next(!)</text:span><text:span text:style-name="T21">, and </text:span><text:span text:style-name="T20">redo</text:span> will behave as in the main block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0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По_20_подразбиране" presentation:presentation-page-layout-name="AL2T1" xml:id="id31" draw:id="id31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Loops and Loop Control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Loop control</text:p>
                <text:list>
                  <text:list-item>
                    <text:p text:style-name="P12">continue</text:p>
                  </text:list-item>
                </text:list>
              </text:list-item>
            </text:list>
          </draw:text-box>
        </draw:frame>
        <draw:custom-shape draw:style-name="gr7" draw:text-style-name="P17" draw:layer="layout" svg:width="21.603cm" svg:height="8.681cm" svg:x="1.902cm" svg:y="7.002cm">
          <text:p text:style-name="P16"><text:span text:style-name="T6"/></text:p>
          <text:p text:style-name="P16"><text:span text:style-name="T6">my ($c,$reached_10) = (1,);</text:span></text:p>
          <text:p text:style-name="P16"><text:span text:style-name="T6">while ($c) {</text:span></text:p>
          <text:p text:style-name="P16"><text:span text:style-name="T6"><text:s text:c="4"/></text:span><text:span text:style-name="T6">print '- ' x $c, $c;</text:span></text:p>
          <text:p text:style-name="P16"><text:span text:style-name="T6">} continue {</text:span></text:p>
          <text:p text:style-name="P16"><text:span text:style-name="T6"><text:s text:c="4"/></text:span><text:span text:style-name="T6">last if ($c == 1 and $reached_10);</text:span></text:p>
          <text:p text:style-name="P16"><text:span text:style-name="T6"><text:s text:c="4"/></text:span><text:span text:style-name="T6">$c-- if $reached_10;</text:span></text:p>
          <text:p text:style-name="P16"><text:span text:style-name="T6"><text:s text:c="4"/></text:span><text:span text:style-name="T6">$c++ if $c &lt; 10 and not $reached_10;</text:span></text:p>
          <text:p text:style-name="P16"><text:span text:style-name="T6"><text:s text:c="4"/></text:span><text:span text:style-name="T6">$reached_10++ if $c == 10;</text:span></text:p>
          <text:p text:style-name="P16"><text:span text:style-name="T6">}</text:span></text:p>
          <text:p text:style-name="P16"><text:span text:style-name="T6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1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1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По_20_подразбиране" presentation:presentation-page-layout-name="AL2T1" xml:id="id32" draw:id="id32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Logical Operator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&amp;&amp;/and</text:p>
                <text:list>
                  <text:list-item>
                    <text:p text:style-name="P12"><text:span text:style-name="T22">Binary </text:span><text:span text:style-name="T16">"and" returns the logical conjunction of the two surrounding expressions.</text:span></text:p>
                  </text:list-item>
                  <text:list-item>
                    <text:p text:style-name="P12"><text:span text:style-name="T17">and</text:span><text:span text:style-name="T16"> is equivalent to &amp;&amp; except for the very low precedence</text:span></text:p>
                  </text:list-item>
                  <text:list-item>
                    <text:p text:style-name="P12"><text:span text:style-name="T16">the right expression is evaluated only if the left expression is true</text:span></text:p>
                  </text:list-item>
                </text:list>
              </text:list-item>
            </text:list>
          </draw:text-box>
        </draw:frame>
        <draw:custom-shape draw:style-name="gr14" draw:text-style-name="P17" draw:layer="layout" svg:width="21.603cm" svg:height="4.901cm" svg:x="1.903cm" svg:y="12.9cm">
          <text:p text:style-name="P16"><text:span text:style-name="T6">my ($me,$you) = qw(me you);</text:span></text:p>
          <text:p text:style-name="P16"><text:span text:style-name="T6">print 'We are here:'.($me &amp;&amp; $you) if ($me &amp;&amp; $you);</text:span></text:p>
          <text:p text:style-name="P16"><text:span text:style-name="T6">print 'We are here:'.($me and $you) if ($me and $you);</text:span></text:p>
          <text:p text:style-name="P16"><text:span text:style-name="T6">undef $me; </text:span></text:p>
          <text:p text:style-name="P16"><text:span text:style-name="T6">print 'We are here:' if ($me and $you) </text:span></text:p>
          <text:p text:style-name="P16"><text:span text:style-name="T6"><text:s text:c="3"/></text:span><text:span text:style-name="T6">or die 'Someone'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2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2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3" draw:style-name="dp4" draw:master-page-name="По_20_подразбиране" presentation:presentation-page-layout-name="AL2T1" xml:id="id33" draw:id="id33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Logical Operator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||/or</text:p>
                <text:list>
                  <text:list-item>
                    <text:p text:style-name="P12"><text:span text:style-name="T23">Binary </text:span><text:span text:style-name="T19">or</text:span> returns the logical disjunction of the two surrounding expressions</text:p>
                  </text:list-item>
                  <text:list-item>
                    <text:p text:style-name="P12"><text:span text:style-name="T19">or</text:span> is equivalent to || except for the very low precedence</text:p>
                  </text:list-item>
                  <text:list-item>
                    <text:p text:style-name="P12">the right expression is evaluated only if the left expression is false</text:p>
                  </text:list-item>
                  <text:list-item>
                    <text:p text:style-name="P12">use <text:span text:style-name="T19">or</text:span> only for control flow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3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4" draw:style-name="dp4" draw:master-page-name="По_20_подразбиране" presentation:presentation-page-layout-name="AL2T1" xml:id="id34" draw:id="id34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Logical Operator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||/or<text:line-break/>Example:</text:p>
              </text:list-item>
            </text:list>
          </draw:text-box>
        </draw:frame>
        <draw:custom-shape draw:style-name="gr20" draw:text-style-name="P17" draw:layer="layout" svg:width="21.603cm" svg:height="10.646cm" svg:x="1.904cm" svg:y="6.8cm">
          <text:p text:style-name="P16"><text:span text:style-name="T6">my ($me,$you) = qw(me you);</text:span></text:p>
          <text:p text:style-name="P16"><text:span text:style-name="T6">print 'Somebody is here:'.($me || $you) </text:span></text:p>
          <text:p text:style-name="P16"><text:span text:style-name="T6"><text:s text:c="3"/></text:span><text:span text:style-name="T6">if ($me || $you);</text:span></text:p>
          <text:p text:style-name="P16"><text:span text:style-name="T6">print 'Somebody is here:'.($me or $you) </text:span></text:p>
          <text:p text:style-name="P16"><text:span text:style-name="T6"><text:s text:c="3"/></text:span><text:span text:style-name="T6">if ($me or $you);</text:span></text:p>
          <text:p text:style-name="P16"><text:span text:style-name="T6"/></text:p>
          <text:p text:style-name="P16"><text:span text:style-name="T6">($me,$you) = ('me', undef);</text:span></text:p>
          <text:p text:style-name="P16"><text:span text:style-name="T6">print 'Somebody is here:'.($me or $you)</text:span></text:p>
          <text:p text:style-name="P16"><text:span text:style-name="T6"><text:s text:c="4"/></text:span><text:span text:style-name="T6">if ($me or $you) or die 'Nooo..';</text:span></text:p>
          <text:p text:style-name="P16"><text:span text:style-name="T6"/></text:p>
          <text:p text:style-name="P16"><text:span text:style-name="T6">($me,$you) = (undef, 'you');</text:span></text:p>
          <text:p text:style-name="P16"><text:span text:style-name="T6">print 'Somebody is here:'.($me or $you)</text:span></text:p>
          <text:p text:style-name="P16"><text:span text:style-name="T6"><text:s text:c="4"/></text:span><text:span text:style-name="T6">if ($me or $you) or die 'no one'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4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4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5" draw:style-name="dp4" draw:master-page-name="По_20_подразбиране" presentation:presentation-page-layout-name="AL2T1" xml:id="id35" draw:id="id35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Logical Operator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!/not</text:p>
              </text:list-item>
              <text:list-item>
                <text:p text:style-name="P12">Unary "not" returns the logical negation of the expression to its right</text:p>
              </text:list-item>
              <text:list-item>
                <text:p text:style-name="P12">the equivalent of "!" except for the very low precedence</text:p>
              </text:list-item>
            </text:list>
          </draw:text-box>
        </draw:frame>
        <draw:custom-shape draw:style-name="gr21" draw:text-style-name="P17" draw:layer="layout" svg:width="21.603cm" svg:height="4.145cm" svg:x="1.904cm" svg:y="12.401cm">
          <text:p text:style-name="P16"><text:span text:style-name="T6">use Config;</text:span></text:p>
          <text:p text:style-name="P16"><text:span text:style-name="T6">print 'Do my perl uses old threads?';</text:span></text:p>
          <text:p text:style-name="P16"><text:span text:style-name="T6">print 'No' if !$Config{use5005threads};</text:span></text:p>
          <text:p text:style-name="P16"><text:span text:style-name="T6">print 'I do not have extras' if !$Config{extras};</text:span></text:p>
          <text:p text:style-name="P16"><text:span text:style-name="T6">print 'I do not have mail' if not $Config{mail}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5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5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6" draw:style-name="dp4" draw:master-page-name="По_20_подразбиране" presentation:presentation-page-layout-name="AL2T1" xml:id="id36" draw:id="id36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Logical Operator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The Ternary Operator, <text:span text:style-name="T19">?:</text:span></text:p>
                <text:list>
                  <text:list-item>
                    <text:p text:style-name="P12"><text:span text:style-name="T8">?:</text:span><text:span text:style-name="T7"> is an if-then-else test, all in one expression</text:span></text:p>
                  </text:list-item>
                  <text:list-item>
                    <text:p text:style-name="P12"><text:span text:style-name="T7"><text:s/></text:span><text:span text:style-name="T7">"ternary" – takes three operands</text:span></text:p>
                  </text:list-item>
                  <text:list-item>
                    <text:p text:style-name="P12"><text:span text:style-name="T7">if the first expression is true, the second is evaluated, the third is ignored</text:span></text:p>
                  </text:list-item>
                  <text:list-item>
                    <text:p text:style-name="P12"><text:span text:style-name="T7"><text:s/></text:span><text:span text:style-name="T7">if the first expression is false, the second is ignored, and the third is evaluated as the value of the whole</text:span></text:p>
                  </text:list-item>
                </text:list>
              </text:list-item>
            </text:list>
          </draw:text-box>
        </draw:frame>
        <draw:custom-shape draw:style-name="gr22" draw:text-style-name="P17" draw:layer="layout" svg:width="21.603cm" svg:height="1.695cm" svg:x="1.902cm" svg:y="16.2cm">
          <text:p text:style-name="P16"><text:span text:style-name="T6"><text:s/></text:span><text:span text:style-name="T6">1 &lt; 2 ? print 'true' : print 'false'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6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6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7" draw:style-name="dp4" draw:master-page-name="По_20_подразбиране" presentation:presentation-page-layout-name="AL2T1" xml:id="id37" draw:id="id37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Mathematical Operator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Additive Operators</text:p>
                <text:list>
                  <text:list-item>
                    <text:p text:style-name="P12">Binary "+" returns the sum of two numbers</text:p>
                  </text:list-item>
                  <text:list-item>
                    <text:p text:style-name="P12">Binary "-" returns the difference of two numbers</text:p>
                  </text:list-item>
                  <text:list-item>
                    <text:p text:style-name="P12">Note: Binary "." concatenates two strings</text:p>
                  </text:list-item>
                </text:list>
              </text:list-item>
            </text:list>
          </draw:text-box>
        </draw:frame>
        <draw:custom-shape draw:style-name="gr23" draw:text-style-name="P17" draw:layer="layout" svg:width="21.603cm" svg:height="3.389cm" svg:x="1.903cm" svg:y="13cm">
          <text:p text:style-name="P16"><text:span text:style-name="T6">print 3+2;</text:span></text:p>
          <text:p text:style-name="P16"><text:span text:style-name="T6">print 2-3;</text:span></text:p>
          <text:p text:style-name="P16"><text:span text:style-name="T6">print 2.3; #;)</text:span></text:p>
          <text:p text:style-name="P16"><text:span text:style-name="T6">print '2'.'3'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7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7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8" draw:style-name="dp4" draw:master-page-name="По_20_подразбиране" presentation:presentation-page-layout-name="AL2T1" xml:id="id38" draw:id="id38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Mathematical Operator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Multiplicative Operators</text:p>
                <text:list>
                  <text:list-item>
                    <text:p text:style-name="P12">Binary "*" multiplies two numbers</text:p>
                  </text:list-item>
                  <text:list-item>
                    <text:p text:style-name="P12">Binary "/" divides two numbers</text:p>
                  </text:list-item>
                  <text:list-item>
                    <text:p text:style-name="P12">Binary "%" computes the modulus of two numbers</text:p>
                  </text:list-item>
                  <text:list-item>
                    <text:p text:style-name="P12">Binary "x" is the repetition operator</text:p>
                  </text:list-item>
                </text:list>
              </text:list-item>
            </text:list>
          </draw:text-box>
        </draw:frame>
        <draw:custom-shape draw:style-name="gr23" draw:text-style-name="P17" draw:layer="layout" svg:width="21.603cm" svg:height="3.389cm" svg:x="1.904cm" svg:y="13.001cm">
          <text:p text:style-name="P16"><text:span text:style-name="T6">print 3 * 2;</text:span></text:p>
          <text:p text:style-name="P16"><text:span text:style-name="T6">print 2 / 3;</text:span></text:p>
          <text:p text:style-name="P16"><text:span text:style-name="T6">print "odd\n" if 3 % 2; #;)</text:span></text:p>
          <text:p text:style-name="P16"><text:span text:style-name="T6">print 2 x 3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8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8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9" draw:style-name="dp4" draw:master-page-name="По_20_подразбиране" presentation:presentation-page-layout-name="AL2T1" xml:id="id39" draw:id="id39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Mathematical Operator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Exponentiation</text:p>
                <text:list>
                  <text:list-item>
                    <text:p text:style-name="P12">Binary "**" is the exponentiation operator</text:p>
                  </text:list-item>
                  <text:list-item>
                    <text:p text:style-name="P12">binds more tightly than unary minus, so -2**4 is -(2**4), not (-2)**4</text:p>
                  </text:list-item>
                </text:list>
              </text:list-item>
              <text:list-item>
                <text:p text:style-name="P12">Auto-increment and Auto-decrement</text:p>
                <text:list>
                  <text:list-item>
                    <text:p text:style-name="P12">"++" and "--" work as in C</text:p>
                  </text:list-item>
                </text:list>
              </text:list-item>
            </text:list>
          </draw:text-box>
        </draw:frame>
        <draw:custom-shape draw:style-name="gr14" draw:text-style-name="P17" draw:layer="layout" svg:width="21.603cm" svg:height="4.901cm" svg:x="1.904cm" svg:y="13.501cm">
          <text:p text:style-name="P16"><text:span text:style-name="T6">print -2**4;#-16</text:span></text:p>
          <text:p text:style-name="P16"><text:span text:style-name="T6">my $a = 2;</text:span></text:p>
          <text:p text:style-name="P16"><text:span text:style-name="T6">print $a++; #2</text:span></text:p>
          <text:p text:style-name="P16"><text:span text:style-name="T6">print ++$a; #4</text:span></text:p>
          <text:p text:style-name="P16"><text:span text:style-name="T6">print $a--; #4</text:span></text:p>
          <text:p text:style-name="P16"><text:span text:style-name="T6">print --$a; #2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9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9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0" draw:style-name="dp4" draw:master-page-name="По_20_подразбиране" presentation:presentation-page-layout-name="AL2T1" xml:id="id40" draw:id="id40">
        <office:forms form:automatic-focus="false" form:apply-design-mode="false"/>
        <draw:frame presentation:style-name="pr5" draw:layer="layout" svg:width="17.599cm" svg:height="3.023cm" svg:x="7.099cm" svg:y="-0.05cm" presentation:class="title">
          <draw:text-box>
            <text:p text:style-name="P12">Operator Precedence <text:line-break/>and Associativity</text:p>
          </draw:text-box>
        </draw:frame>
        <draw:frame presentation:style-name="pr6" draw:text-style-name="P28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<text:span text:style-name="T16">Operator precedence means some operators are evaluated before others.</text:span></text:p>
              </text:list-item>
              <text:list-item>
                <text:p text:style-name="P12"><text:span text:style-name="T16">Operator associativity defines what happens if a sequence of the same operators is used one after another: whether the evaluator will evaluate the left operations first or the right.</text:span></text:p>
              </text:list-item>
              <text:list-item>
                <text:p text:style-name="P12"><text:span text:style-name="T13">See perlop/Operator Precedence and Associativity</text:span></text:p>
              </text:list-item>
            </text:list>
          </draw:text-box>
        </draw:frame>
        <draw:custom-shape draw:style-name="gr14" draw:text-style-name="P17" draw:layer="layout" svg:width="21.603cm" svg:height="4.901cm" svg:x="1.905cm" svg:y="12.002cm">
          <text:p text:style-name="P16"><text:span text:style-name="T6">#precedence</text:span></text:p>
          <text:p text:style-name="P16"><text:span text:style-name="T6">2 + 4 * 5 == 2 + 20 == 22 <text:s/>and not 6 * 5 == 30</text:span></text:p>
          <text:p text:style-name="P16"><text:span text:style-name="T6"/></text:p>
          <text:p text:style-name="P16"><text:span text:style-name="T6">#associativity</text:span></text:p>
          <text:p text:style-name="P16"><text:span text:style-name="T6">8 - 4 – 2 == 4 - 2 == 2 <text:s/>and not 8 - 2 == 6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40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40" presentation:class="page"/>
          <draw:frame presentation:style-name="pr8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41" draw:style-name="dp4" draw:master-page-name="По_20_подразбиране" presentation:presentation-page-layout-name="AL2T1" xml:id="id41" draw:id="id41">
        <office:forms form:automatic-focus="false" form:apply-design-mode="false"/>
        <draw:frame presentation:style-name="pr5" draw:text-style-name="P29" draw:layer="layout" svg:width="17.599cm" svg:height="3.023cm" svg:x="7.099cm" svg:y="0cm" presentation:class="title">
          <draw:text-box>
            <text:p text:style-name="P12"><text:span text:style-name="T24">Operator Precedence </text:span><text:span text:style-name="T24"><text:line-break/></text:span><text:span text:style-name="T24">and Associativity</text:span></text:p>
          </draw:text-box>
        </draw:frame>
        <draw:frame presentation:style-name="pr6" draw:text-style-name="P30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<text:span text:style-name="T14">listed from highest precedence to lowest</text:span></text:p>
              </text:list-item>
              <text:list-item>
                <text:p text:style-name="P12"><text:span text:style-name="T14">operators borrowed from C keep the same precedence relationship with each other</text:span></text:p>
              </text:list-item>
            </text:list>
          </draw:text-box>
        </draw:frame>
        <draw:custom-shape draw:style-name="gr24" draw:text-style-name="P17" draw:layer="layout" svg:width="21.603cm" svg:height="10.949cm" svg:x="1.904cm" svg:y="7cm">
          <text:p text:style-name="P16"><text:span text:style-name="T6"><text:s text:c="4"/></text:span><text:span text:style-name="T6">left <text:s text:c="7"/>terms and list operators (leftward)</text:span></text:p>
          <text:p text:style-name="P16"><text:span text:style-name="T6"><text:s text:c="4"/></text:span><text:span text:style-name="T6">left <text:s text:c="7"/>-&gt;</text:span></text:p>
          <text:p text:style-name="P16"><text:span text:style-name="T6"><text:s text:c="4"/></text:span><text:span text:style-name="T6">nonassoc <text:s text:c="3"/>++ --</text:span></text:p>
          <text:p text:style-name="P16"><text:span text:style-name="T6"><text:s text:c="4"/></text:span><text:span text:style-name="T6">right <text:s text:c="6"/>**</text:span></text:p>
          <text:p text:style-name="P16"><text:span text:style-name="T6"><text:s text:c="4"/></text:span><text:span text:style-name="T6">right <text:s text:c="6"/>! ~ \ and unary + and -</text:span></text:p>
          <text:p text:style-name="P16"><text:span text:style-name="T6"><text:s text:c="4"/></text:span><text:span text:style-name="T6">left <text:s text:c="7"/>=~ !~</text:span></text:p>
          <text:p text:style-name="P16"><text:span text:style-name="T6"><text:s text:c="4"/></text:span><text:span text:style-name="T6">left <text:s text:c="7"/>* / % x</text:span></text:p>
          <text:p text:style-name="P16"><text:span text:style-name="T6"><text:s text:c="4"/></text:span><text:span text:style-name="T6">left <text:s text:c="7"/>+ - .</text:span></text:p>
          <text:p text:style-name="P16"><text:span text:style-name="T6"><text:s text:c="4"/></text:span><text:span text:style-name="T6">left <text:s text:c="7"/>&lt;&lt; &gt;&gt;</text:span></text:p>
          <text:p text:style-name="P16"><text:span text:style-name="T6"><text:s text:c="4"/></text:span><text:span text:style-name="T6">nonassoc <text:s text:c="3"/>named unary operators</text:span></text:p>
          <text:p text:style-name="P16"><text:span text:style-name="T6"><text:s text:c="4"/></text:span><text:span text:style-name="T6">nonassoc <text:s text:c="3"/>&lt; &gt; &lt;= &gt;= lt gt le ge</text:span></text:p>
          <text:p text:style-name="P16"><text:span text:style-name="T6"><text:s text:c="4"/></text:span><text:span text:style-name="T6">nonassoc <text:s text:c="3"/>== != &lt;=&gt; eq ne cmp ~~</text:span></text:p>
          <text:p text:style-name="P16"><text:span text:style-name="T6">...</text:span></text:p>
          <text:p text:style-name="P16"><text:span text:style-name="T6">to be continued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41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41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2" draw:style-name="dp4" draw:master-page-name="По_20_подразбиране" presentation:presentation-page-layout-name="AL2T1" xml:id="id42" draw:id="id42">
        <office:forms form:automatic-focus="false" form:apply-design-mode="false"/>
        <draw:frame presentation:style-name="pr5" draw:text-style-name="P29" draw:layer="layout" svg:width="17.599cm" svg:height="3.023cm" svg:x="7.099cm" svg:y="0cm" presentation:class="title">
          <draw:text-box>
            <text:p text:style-name="P12"><text:span text:style-name="T24">Operator Precedence </text:span><text:span text:style-name="T24"><text:line-break/></text:span><text:span text:style-name="T24">and Associativity</text:span></text:p>
          </draw:text-box>
        </draw:frame>
        <draw:frame presentation:style-name="pr6" draw:text-style-name="P30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<text:span text:style-name="T14">Many operators can be overloaded for objects. </text:span></text:p>
              </text:list-item>
              <text:list-item>
                <text:p text:style-name="P12"><text:span text:style-name="T14">See the overload manpage</text:span></text:p>
              </text:list-item>
            </text:list>
          </draw:text-box>
        </draw:frame>
        <draw:custom-shape draw:style-name="gr25" draw:text-style-name="P17" draw:layer="layout" svg:width="21.603cm" svg:height="11.949cm" svg:x="1.904cm" svg:y="6.5cm">
          <text:p text:style-name="P16"><text:span text:style-name="T6">...</text:span></text:p>
          <text:p text:style-name="P16"><text:span text:style-name="T6">continued</text:span></text:p>
          <text:p text:style-name="P16"><text:span text:style-name="T6"><text:s text:c="4"/></text:span><text:span text:style-name="T6">left <text:s text:c="7"/>&amp;</text:span></text:p>
          <text:p text:style-name="P16"><text:span text:style-name="T6"><text:s text:c="4"/></text:span><text:span text:style-name="T6">left <text:s text:c="7"/>| ^</text:span></text:p>
          <text:p text:style-name="P16"><text:span text:style-name="T6"><text:s text:c="4"/></text:span><text:span text:style-name="T6">left <text:s text:c="7"/>&amp;&amp;</text:span></text:p>
          <text:p text:style-name="P16"><text:span text:style-name="T6"><text:s text:c="4"/></text:span><text:span text:style-name="T6">left <text:s text:c="7"/>|| //</text:span></text:p>
          <text:p text:style-name="P16"><text:span text:style-name="T6"><text:s text:c="4"/></text:span><text:span text:style-name="T6">nonassoc <text:s text:c="3"/>.. <text:s/>...</text:span></text:p>
          <text:p text:style-name="P16"><text:span text:style-name="T6"><text:s text:c="4"/></text:span><text:span text:style-name="T6">right <text:s text:c="6"/>?:</text:span></text:p>
          <text:p text:style-name="P16"><text:span text:style-name="T6"><text:s text:c="4"/></text:span><text:span text:style-name="T6">right <text:s text:c="6"/>= += -= *= etc.</text:span></text:p>
          <text:p text:style-name="P16"><text:span text:style-name="T6"><text:s text:c="4"/></text:span><text:span text:style-name="T6">left <text:s text:c="7"/>, =&gt;</text:span></text:p>
          <text:p text:style-name="P16"><text:span text:style-name="T6"><text:s text:c="4"/></text:span><text:span text:style-name="T6">nonassoc <text:s text:c="3"/>list operators (rightward)</text:span></text:p>
          <text:p text:style-name="P16"><text:span text:style-name="T6"><text:s text:c="4"/></text:span><text:span text:style-name="T6">right <text:s text:c="6"/>not</text:span></text:p>
          <text:p text:style-name="P16"><text:span text:style-name="T6"><text:s text:c="4"/></text:span><text:span text:style-name="T6">left <text:s text:c="7"/>and</text:span></text:p>
          <text:p text:style-name="P16"><text:span text:style-name="T6"><text:s text:c="4"/></text:span><text:span text:style-name="T6">left <text:s text:c="7"/>or x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1.539cm" svg:height="1.195cm" svg:x="23.504cm" svg:y="2.404cm">
          <draw:text-box>
            <text:p text:style-name="P12"><text:span text:style-name="T12">(2)</text:span></text:p>
          </draw:text-box>
        </draw:frame>
        <anim:par presentation:node-type="timing-root">
          <anim:par smil:begin="id42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42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3" draw:style-name="dp4" draw:master-page-name="По_20_подразбиране" presentation:presentation-page-layout-name="AL2T1" xml:id="id43" draw:id="id43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 presentation:user-transformed="true">
          <draw:text-box>
            <text:p text:style-name="P12">Error Handling</text:p>
          </draw:text-box>
        </draw:frame>
        <draw:frame presentation:style-name="pr6" draw:text-style-name="P18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<text:span text:style-name="T7">die</text:span></text:p>
              </text:list-item>
              <text:list-item>
                <text:p text:style-name="P12"><text:span text:style-name="T7">warn</text:span></text:p>
              </text:list-item>
              <text:list-item>
                <text:p text:style-name="P12"><text:span text:style-name="T7">eval{statements()};</text:span><text:span text:style-name="T7"><text:line-break/></text:span><text:span text:style-name="T7">do{something()} if($@)</text:span></text:p>
              </text:list-item>
            </text:list>
          </draw:text-box>
        </draw:frame>
        <draw:custom-shape draw:style-name="gr26" draw:text-style-name="P17" draw:layer="layout" svg:width="21.603cm" svg:height="5.657cm" svg:x="1.905cm" svg:y="10cm">
          <text:p text:style-name="P16"><text:span text:style-name="T6">warn 'Default variable is undefined' unless $_;</text:span></text:p>
          <text:p text:style-name="P16"><text:span text:style-name="T6"/></text:p>
          <text:p text:style-name="P16"><text:span text:style-name="T6">eval ' a syntax error or any failure';</text:span></text:p>
          <text:p text:style-name="P16"><text:span text:style-name="T6"/></text:p>
          <text:p text:style-name="P16"><text:span text:style-name="T6">if($@){</text:span></text:p>
          <text:p text:style-name="P16"><text:span text:style-name="T6"><text:tab/></text:span><text:span text:style-name="T6">warn 'You spoiled everything';</text:span></text:p>
          <text:p text:style-name="P16"><text:span text:style-name="T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43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43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4" draw:style-name="dp4" draw:master-page-name="По_20_подразбиране" presentation:presentation-page-layout-name="AL2T1" xml:id="id44" draw:id="id44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 presentation:user-transformed="true">
          <draw:text-box>
            <text:p text:style-name="P12">Error Handling</text:p>
          </draw:text-box>
        </draw:frame>
        <draw:frame presentation:style-name="pr6" draw:text-style-name="P18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<text:span text:style-name="T7">Carp</text:span></text:p>
                <text:list>
                  <text:list-item>
                    <text:p text:style-name="P12"><text:span text:style-name="T7">carp - warn of errors </text:span><text:span text:style-name="T7"><text:line-break/></text:span><text:span text:style-name="T7">(from perspective of caller)</text:span></text:p>
                  </text:list-item>
                  <text:list-item>
                    <text:p text:style-name="P12"><text:span text:style-name="T7">cluck - warn of errors with stack backtrace (not exported by default)</text:span></text:p>
                  </text:list-item>
                  <text:list-item>
                    <text:p text:style-name="P12"><text:span text:style-name="T7">croak - die of errors </text:span><text:span text:style-name="T7"><text:line-break/></text:span><text:span text:style-name="T7">(from perspective of caller)</text:span></text:p>
                  </text:list-item>
                  <text:list-item>
                    <text:p text:style-name="P12"><text:span text:style-name="T7">confess - die of errors with stack backtrac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44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5" draw:style-name="dp4" draw:master-page-name="По_20_подразбиране" presentation:presentation-page-layout-name="AL2T1" xml:id="id45" draw:id="id45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 presentation:user-transformed="true">
          <draw:text-box>
            <text:p text:style-name="P12">Error Handling</text:p>
          </draw:text-box>
        </draw:frame>
        <draw:frame presentation:style-name="pr6" draw:text-style-name="P3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<text:span text:style-name="T9">Carp – Example:</text:span></text:p>
              </text:list-item>
            </text:list>
          </draw:text-box>
        </draw:frame>
        <draw:custom-shape draw:style-name="gr6" draw:text-style-name="P17" draw:layer="layout" svg:width="21.603cm" svg:height="12.461cm" svg:x="1.905cm" svg:y="5.2cm">
          <text:p text:style-name="P16"><text:span text:style-name="T6">use Carp qw(cluck croak confess);</text:span></text:p>
          <text:p text:style-name="P16"><text:span text:style-name="T6">other_place();</text:span></text:p>
          <text:p text:style-name="P16"><text:span text:style-name="T6"/></text:p>
          <text:p text:style-name="P16"><text:span text:style-name="T6">croak "We're outta here!";</text:span></text:p>
          <text:p text:style-name="P16"><text:span text:style-name="T6"/></text:p>
          <text:p text:style-name="P16"><text:span text:style-name="T6">sub here { </text:span></text:p>
          <text:p text:style-name="P16"><text:span text:style-name="T6"><text:s text:c="4"/></text:span><text:span text:style-name="T6">$ARGV[0] ||= 'try';</text:span></text:p>
          <text:p text:style-name="P16"><text:span text:style-name="T6"><text:s text:c="4"/></text:span><text:span text:style-name="T6">if ($ARGV[0] =~ /try/){</text:span></text:p>
          <text:p text:style-name="P16"><text:span text:style-name="T6"><text:s text:c="8"/></text:span><text:span text:style-name="T6">cluck "\nThis is how we got here!"</text:span></text:p>
          <text:p text:style-name="P16"><text:span text:style-name="T6"><text:s text:c="4"/></text:span><text:span text:style-name="T6">} </text:span></text:p>
          <text:p text:style-name="P16"><text:span text:style-name="T6"><text:s text:c="4"/></text:span><text:span text:style-name="T6">elsif ($ARGV[0] =~ /die/){</text:span></text:p>
          <text:p text:style-name="P16"><text:span text:style-name="T6"><text:s text:c="8"/></text:span><text:span text:style-name="T6">confess "\nNothing to live for!";</text:span></text:p>
          <text:p text:style-name="P16"><text:span text:style-name="T6"><text:s text:c="4"/></text:span><text:span text:style-name="T6">} </text:span></text:p>
          <text:p text:style-name="P16"><text:span text:style-name="T6">}</text:span></text:p>
          <text:p text:style-name="P16"><text:span text:style-name="T6">sub there { here; }</text:span></text:p>
          <text:p text:style-name="P16"><text:span text:style-name="T6">sub other_place { there 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45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45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По_20_подразбиране" presentation:presentation-page-layout-name="AL2T1" xml:id="id46" draw:id="id46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9"><text:span text:style-name="T4">Syntax</text:span></text:p>
          </draw:text-box>
        </draw:frame>
        <draw:frame presentation:style-name="pr9" draw:text-style-name="P33" draw:layer="layout" svg:width="12.801cm" svg:height="3.405cm" svg:x="6.499cm" svg:y="7.523cm" presentation:class="outline" presentation:user-transformed="true">
          <draw:text-box>
            <text:p text:style-name="P32"><text:span text:style-name="T25">Questions?</text:span></text:p>
          </draw:text-box>
        </draw:frame>
        <anim:par presentation:node-type="timing-root">
          <anim:par smil:begin="id46.begin">
            <anim:transitionFilter smil:dur="1s" smil:type="fade" smil:subtype="fadeOverColor"/>
          </anim:par>
          <anim:seq smil:fill="hold" presentation:node-type="main-sequence"/>
        </anim:par>
        <presentation:notes draw:style-name="dp5">
          <draw:page-thumbnail draw:layer="layout" svg:width="14.213cm" svg:height="10.659cm" svg:x="2.756cm" svg:y="2.134cm" draw:page-number="46"/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По_20_подразбиране" presentation:presentation-page-layout-name="AL2T1" xml:id="id47" draw:id="id47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9"><text:span text:style-name="T4">Exercises</text:span></text:p>
          </draw:text-box>
        </draw:frame>
        <draw:frame presentation:style-name="pr10" draw:text-style-name="P34" draw:layer="layout" svg:width="23.6cm" svg:height="15.003cm" svg:x="0.9cm" svg:y="3.523cm" presentation:class="outline" presentation:user-transformed="true">
          <draw:text-box>
            <text:list text:style-name="L5">
              <text:list-item>
                <text:p text:style-name="P2"><text:span text:style-name="T16">Write a program that iterates from 3 to 15 and then from 15 to 3. Print every iteration on the screen. Try to write it from scratch.</text:span></text:p>
              </text:list-item>
              <text:list-item>
                <text:p text:style-name="P2"><text:span text:style-name="T16">Write a program that dies with an error message if the argument on the command line contains the word “die”.</text:span></text:p>
              </text:list-item>
              <text:list-item>
                <text:p text:style-name="P2"><text:span text:style-name="T16">Write a program that tries to guess the argument to the script if it contains the numbers 1 or 2 and prints different messages depending on the argument. Try not to use if/elsif/unless/else.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fadeOverColor"/>
          </anim:par>
          <anim:seq smil:fill="hold" presentation:node-type="main-sequence"/>
        </anim:par>
        <presentation:notes draw:style-name="dp3" presentation:use-footer-name="ftr1">
          <draw:custom-shape draw:style-name="gr4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2" draw:display-name="Bitmape 2" xlink:href="Pictures/10000000000003200000025800EFCCE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По_20_подразбиране-background" style:display-name="По подразбиране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line-break="strict" style:writing-mode="lr-tb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823cm" svg:height="5.117cm" svg:x="2.011cm" svg:y="3.979cm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office:forms form:automatic-focus="false" form:apply-design-mode="false"/>
      <draw:frame presentation:style-name="По_20_подразбиране-outline1" draw:layer="backgroundobjects" svg:width="23.596cm" svg:height="11.343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draw:frame draw:style-name="Mgr3" draw:text-style-name="MP3" draw:layer="backgroundobjects" svg:width="2.829cm" svg:height="1.401cm" svg:x="0.271cm" svg:y="0.199cm">
        <draw:image xlink:href="Pictures/100002010000006B000000358834D150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office:forms form:automatic-focus="false" form:apply-design-mode="false"/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343cm" svg:x="1.27cm" svg:y="4.458cm" presentation:class="outline" presentation:placeholder="true">
        <draw:text-box/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2-08T00:50:00</meta:creation-date>
    <dc:creator>Berov </dc:creator>
    <dc:date>2012-09-25T23:54:11</dc:date>
    <meta:editing-cycles>21</meta:editing-cycles>
    <meta:editing-duration>PT3H17M52S</meta:editing-duration>
    <meta:document-statistic meta:object-count="256"/>
    <meta:user-defined meta:name="Info 1"/>
    <meta:user-defined meta:name="Info 2"/>
    <meta:user-defined meta:name="Info 3"/>
    <meta:user-defined meta:name="Info 4"/>
  </office:meta>
</office:document-meta>
</file>